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8ef25"/>
    </style:style>
    <style:style style:name="P4" style:family="paragraph" style:parent-style-name="Standard">
      <style:text-properties style:font-name="Arial" officeooo:rsid="0009bbdd" officeooo:paragraph-rsid="002e6bf8"/>
    </style:style>
    <style:style style:name="P5" style:family="paragraph" style:parent-style-name="Standard">
      <style:text-properties style:font-name="Arial" officeooo:rsid="0009bbdd" officeooo:paragraph-rsid="0071bf10"/>
    </style:style>
    <style:style style:name="P6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7" style:family="paragraph" style:parent-style-name="Standard">
      <style:text-properties style:font-name="Arial" fo:font-weight="bold" officeooo:rsid="0009bbdd" officeooo:paragraph-rsid="0028ef25" style:font-weight-asian="bold" style:font-weight-complex="bold"/>
    </style:style>
    <style:style style:name="P8" style:family="paragraph" style:parent-style-name="Standard">
      <style:text-properties style:font-name="Arial" fo:font-weight="bold" officeooo:rsid="0009bbdd" officeooo:paragraph-rsid="0071bf10" style:font-weight-asian="bold" style:font-weight-complex="bold"/>
    </style:style>
    <style:style style:name="P9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1a0b59" officeooo:paragraph-rsid="0009bbdd" style:font-weight-asian="bold" style:font-weight-complex="bold"/>
    </style:style>
    <style:style style:name="P11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d8268" officeooo:paragraph-rsid="0028ef25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d8268" officeooo:paragraph-rsid="0071bf10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b73ea" officeooo:paragraph-rsid="002b73ea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2cb8a5" officeooo:paragraph-rsid="002cb8a5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36dff2" officeooo:paragraph-rsid="0036dff2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6dff2" officeooo:paragraph-rsid="004a6fe9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74a93" officeooo:paragraph-rsid="00374a93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409675" officeooo:paragraph-rsid="00409675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4277fc" officeooo:paragraph-rsid="004277fc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4a6fe9" officeooo:paragraph-rsid="004a6fe9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55cee6" officeooo:paragraph-rsid="0055cee6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5acc0e" officeooo:paragraph-rsid="005acc0e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5c2302" officeooo:paragraph-rsid="005c2302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5cdba9" officeooo:paragraph-rsid="005cdba9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0f5a90" officeooo:paragraph-rsid="0009bbdd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0f5a90" officeooo:paragraph-rsid="0071bf10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4585c5" officeooo:paragraph-rsid="0071bf10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a8741" officeooo:paragraph-rsid="004b5078" fo:background-color="#ffff00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a8741" officeooo:paragraph-rsid="001a8741" fo:background-color="#ffff00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1a8741" officeooo:paragraph-rsid="0071bf10" fo:background-color="#ffff00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0d8268" officeooo:paragraph-rsid="002a401f" fo:background-color="#ffff00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0d8268" officeooo:paragraph-rsid="004b5078" fo:background-color="#ffff00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0d8268" officeooo:paragraph-rsid="0071bf10" fo:background-color="#ffff00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2b73ea" officeooo:paragraph-rsid="002b73ea" fo:background-color="#ffff00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4585c5" officeooo:paragraph-rsid="004d4b3a" fo:background-color="#ffff00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4585c5" officeooo:paragraph-rsid="004b5078" fo:background-color="#ffff00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4585c5" officeooo:paragraph-rsid="004585c5" fo:background-color="#ffff00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6c184e" officeooo:paragraph-rsid="0071bf10" fo:background-color="#ffff00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2b73ea" officeooo:paragraph-rsid="002b73ea" fo:background-color="#afd095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1a8741" officeooo:paragraph-rsid="004b5078" fo:background-color="#afd095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1a8741" officeooo:paragraph-rsid="001a8741" fo:background-color="#afd095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1a8741" officeooo:paragraph-rsid="0071bf10" fo:background-color="#afd095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0d8268" officeooo:paragraph-rsid="002a401f" fo:background-color="#dee6ef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0d8268" officeooo:paragraph-rsid="0071bf10" fo:background-color="#dee6ef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2b73ea" officeooo:paragraph-rsid="002b73ea" fo:background-color="#dee6ef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1c577c" officeooo:paragraph-rsid="004d4b3a" fo:background-color="#ffd7d7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1c577c" officeooo:paragraph-rsid="00474d9b" fo:background-color="#ffd7d7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1c577c" officeooo:paragraph-rsid="001c577c" fo:background-color="#ffd7d7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1c577c" officeooo:paragraph-rsid="0071bf10" fo:background-color="#ffd7d7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2b73ea" officeooo:paragraph-rsid="002b73ea" fo:background-color="#ffd7d7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4ea89c" officeooo:paragraph-rsid="0071bf10" fo:background-color="#ffffff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61cc7e" officeooo:paragraph-rsid="0071bf10" fo:background-color="#ffffff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64571f" officeooo:paragraph-rsid="0071bf10" fo:background-color="#ffffff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660a00" officeooo:paragraph-rsid="0071bf10" fo:background-color="#ffffff" style:font-weight-asian="normal" style:font-weight-complex="normal"/>
    </style:style>
    <style:style style:name="P57" style:family="paragraph" style:parent-style-name="Standard">
      <style:text-properties style:font-name="Arial" fo:language="en" fo:country="US" officeooo:rsid="0019dfae" officeooo:paragraph-rsid="0012da99"/>
    </style:style>
    <style:style style:name="P58" style:family="paragraph" style:parent-style-name="Standard">
      <style:text-properties style:font-name="Arial" fo:language="en" fo:country="US" officeooo:rsid="001d3f5a" officeooo:paragraph-rsid="0012da99"/>
    </style:style>
    <style:style style:name="P59" style:family="paragraph" style:parent-style-name="Standard">
      <style:text-properties style:font-name="Arial" fo:language="en" fo:country="US" officeooo:rsid="001ef995" officeooo:paragraph-rsid="0012da99"/>
    </style:style>
    <style:style style:name="P60" style:family="paragraph" style:parent-style-name="Standard">
      <style:text-properties style:font-name="Arial" fo:language="en" fo:country="US" officeooo:rsid="002cb8a5" officeooo:paragraph-rsid="002cb8a5"/>
    </style:style>
    <style:style style:name="P61" style:family="paragraph" style:parent-style-name="Standard">
      <style:text-properties style:font-name="Arial" fo:language="en" fo:country="US" officeooo:rsid="002cb8a5" officeooo:paragraph-rsid="0012da99"/>
    </style:style>
    <style:style style:name="P62" style:family="paragraph" style:parent-style-name="Standard">
      <style:text-properties style:font-name="Arial" fo:language="en" fo:country="US" officeooo:rsid="002cb8a5" officeooo:paragraph-rsid="0057b5ce"/>
    </style:style>
    <style:style style:name="P63" style:family="paragraph" style:parent-style-name="Standard">
      <style:text-properties style:font-name="Arial" fo:language="en" fo:country="US" officeooo:rsid="003a11a6" officeooo:paragraph-rsid="003a11a6"/>
    </style:style>
    <style:style style:name="P64" style:family="paragraph" style:parent-style-name="Standard">
      <style:text-properties style:font-name="Arial" fo:language="en" fo:country="US" officeooo:rsid="003b8896" officeooo:paragraph-rsid="003b8896"/>
    </style:style>
    <style:style style:name="P65" style:family="paragraph" style:parent-style-name="Standard">
      <style:text-properties style:font-name="Arial" fo:language="en" fo:country="US" fo:font-weight="normal" officeooo:rsid="005eb6c7" officeooo:paragraph-rsid="005eb6c7" style:font-weight-asian="normal" style:font-weight-complex="normal"/>
    </style:style>
    <style:style style:name="P66" style:family="paragraph" style:parent-style-name="Standard">
      <style:text-properties style:font-name="Arial" fo:language="en" fo:country="US" fo:font-weight="normal" officeooo:rsid="0060930b" officeooo:paragraph-rsid="0060930b" style:font-weight-asian="normal" style:font-weight-complex="normal"/>
    </style:style>
    <style:style style:name="P67" style:family="paragraph" style:parent-style-name="Standard">
      <style:text-properties style:font-name="Arial" fo:language="en" fo:country="US" fo:font-weight="normal" officeooo:rsid="0060930b" officeooo:paragraph-rsid="006095f3" style:font-weight-asian="normal" style:font-weight-complex="normal"/>
    </style:style>
    <style:style style:name="P68" style:family="paragraph" style:parent-style-name="Standard">
      <style:text-properties style:font-name="Arial" fo:language="en" fo:country="US" fo:font-weight="normal" officeooo:rsid="0051dae3" officeooo:paragraph-rsid="0051dae3" style:font-weight-asian="normal" style:font-weight-complex="normal"/>
    </style:style>
    <style:style style:name="P69" style:family="paragraph" style:parent-style-name="Standard">
      <style:text-properties style:font-name="Arial" fo:language="en" fo:country="US" fo:font-weight="normal" officeooo:rsid="00703d2e" officeooo:paragraph-rsid="00703d2e" style:font-weight-asian="normal" style:font-weight-complex="normal"/>
    </style:style>
    <style:style style:name="P70" style:family="paragraph" style:parent-style-name="Standard">
      <style:text-properties style:font-name="Arial" fo:language="en" fo:country="US" fo:font-weight="normal" officeooo:rsid="0071bf10" officeooo:paragraph-rsid="0071bf10" style:font-weight-asian="normal" style:font-weight-complex="normal"/>
    </style:style>
    <style:style style:name="P71" style:family="paragraph" style:parent-style-name="Standard">
      <style:text-properties style:font-name="Arial" fo:language="en" fo:country="US" officeooo:rsid="00715ca2" officeooo:paragraph-rsid="00715ca2"/>
    </style:style>
    <style:style style:name="P72" style:family="paragraph" style:parent-style-name="Standard">
      <style:text-properties style:font-name="Arial" officeooo:rsid="00262435" officeooo:paragraph-rsid="002728f4"/>
    </style:style>
    <style:style style:name="P73" style:family="paragraph" style:parent-style-name="Standard">
      <style:text-properties style:font-name="Arial" officeooo:rsid="002728f4" officeooo:paragraph-rsid="002728f4"/>
    </style:style>
    <style:style style:name="P74" style:family="paragraph" style:parent-style-name="Standard">
      <style:text-properties style:font-name="Arial" officeooo:rsid="002e6bf8" officeooo:paragraph-rsid="002e6bf8"/>
    </style:style>
    <style:style style:name="P75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76" style:family="paragraph" style:parent-style-name="Standard">
      <style:text-properties style:font-name="Arial" officeooo:rsid="0009bbdd" officeooo:paragraph-rsid="0028ef25" fo:background-color="#ffd7d7"/>
    </style:style>
    <style:style style:name="P77" style:family="paragraph" style:parent-style-name="Standard">
      <style:text-properties style:font-name="Arial" officeooo:rsid="0009bbdd" officeooo:paragraph-rsid="0009bbdd" fo:background-color="#ffd7d7"/>
    </style:style>
    <style:style style:name="P78" style:family="paragraph" style:parent-style-name="Standard">
      <style:text-properties style:font-name="Arial" officeooo:rsid="0009bbdd" officeooo:paragraph-rsid="0071bf10" fo:background-color="#ffd7d7"/>
    </style:style>
    <style:style style:name="P79" style:family="paragraph" style:parent-style-name="Standard">
      <style:text-properties style:font-name="Arial" fo:font-size="12pt" fo:font-weight="normal" officeooo:rsid="001c577c" officeooo:paragraph-rsid="004d4b3a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Arial" fo:font-size="12pt" fo:font-weight="normal" officeooo:rsid="005cdba9" officeooo:paragraph-rsid="0071bf10" fo:background-color="#ffffff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Arial" fo:font-size="12pt" fo:font-weight="normal" officeooo:rsid="00666f76" officeooo:paragraph-rsid="0071bf10" fo:background-color="#ffffff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Arial" fo:font-size="12pt" fo:font-weight="normal" officeooo:rsid="001c577c" officeooo:paragraph-rsid="0071bf10" fo:background-color="#ffffff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Arial" fo:font-size="12pt" fo:font-weight="normal" officeooo:rsid="00685439" officeooo:paragraph-rsid="0071bf10" fo:background-color="#ffffff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Arial" fo:font-size="12pt" fo:font-weight="normal" officeooo:rsid="0069e412" officeooo:paragraph-rsid="0071bf10" fo:background-color="#fffff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Arial" fo:font-size="12pt" fo:font-weight="normal" officeooo:rsid="006a6145" officeooo:paragraph-rsid="0071bf10" fo:background-color="#ffffff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Arial" fo:font-size="12pt" fo:font-weight="normal" officeooo:rsid="006c184e" officeooo:paragraph-rsid="0071bf10" fo:background-color="#ffffff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Arial" fo:font-size="12pt" fo:font-weight="normal" officeooo:rsid="006c94bd" officeooo:paragraph-rsid="0071bf10" fo:background-color="#ffffff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Arial" fo:font-size="12pt" fo:font-weight="normal" officeooo:rsid="006d01b5" officeooo:paragraph-rsid="0071bf10" fo:background-color="#ffffff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Arial" fo:font-size="12pt" fo:font-weight="normal" officeooo:rsid="006e8f14" officeooo:paragraph-rsid="0028ef25" fo:background-color="#fffff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Arial" fo:font-size="12pt" fo:font-weight="normal" officeooo:rsid="001c577c" officeooo:paragraph-rsid="0071bf10" fo:background-color="#ffd7d7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Arial" fo:font-size="12pt" fo:language="en" fo:country="US" fo:font-weight="normal" officeooo:rsid="006e8f14" officeooo:paragraph-rsid="0071bf10" fo:background-color="#fffff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Arial" fo:font-size="12pt" fo:language="en" fo:country="US" fo:font-weight="normal" officeooo:rsid="0071bf10" officeooo:paragraph-rsid="0071bf10" fo:background-color="#ffffff" style:font-size-asian="10.5pt" style:font-weight-asian="normal" style:font-size-complex="12pt" style:font-weight-complex="normal"/>
    </style:style>
    <style:style style:name="P93" style:family="paragraph" style:parent-style-name="Standard">
      <style:text-properties officeooo:paragraph-rsid="003a11a6"/>
    </style:style>
    <style:style style:name="P94" style:family="paragraph" style:parent-style-name="Standard">
      <style:paragraph-properties fo:break-before="page"/>
      <style:text-properties style:font-name="Arial" fo:font-weight="bold" officeooo:rsid="0013a931" officeooo:paragraph-rsid="0013a931" style:font-weight-asian="bold" style:font-weight-complex="bold"/>
    </style:style>
    <style:style style:name="P95" style:family="paragraph" style:parent-style-name="Standard">
      <style:paragraph-properties fo:break-before="page"/>
      <style:text-properties style:font-name="Arial" fo:font-weight="bold" officeooo:rsid="0013a931" officeooo:paragraph-rsid="0028ef25" style:font-weight-asian="bold" style:font-weight-complex="bold"/>
    </style:style>
    <style:style style:name="P96" style:family="paragraph" style:parent-style-name="Standard">
      <style:paragraph-properties fo:break-before="page"/>
      <style:text-properties style:font-name="Arial" fo:language="en" fo:country="US" fo:font-weight="bold" officeooo:rsid="001d3f5a" officeooo:paragraph-rsid="0012da99" style:font-weight-asian="bold" style:font-weight-complex="bold"/>
    </style:style>
    <style:style style:name="P97" style:family="paragraph" style:parent-style-name="Standard">
      <style:paragraph-properties fo:break-before="page"/>
      <style:text-properties style:font-name="Arial" fo:language="en" fo:country="US" fo:font-weight="bold" officeooo:rsid="005eb6c7" officeooo:paragraph-rsid="005eb6c7" style:font-weight-asian="bold" style:font-weight-complex="bold"/>
    </style:style>
    <style:style style:name="P98" style:family="paragraph" style:parent-style-name="Standard">
      <style:paragraph-properties fo:break-before="page"/>
      <style:text-properties style:font-name="Arial" fo:font-size="12pt" fo:font-weight="normal" officeooo:rsid="00666f76" officeooo:paragraph-rsid="0071bf10" fo:background-color="#fffff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break-before="page"/>
      <style:text-properties style:font-name="Arial" fo:font-size="12pt" fo:font-weight="normal" officeooo:rsid="0069e412" officeooo:paragraph-rsid="0071bf10" fo:background-color="#fffff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break-before="page"/>
      <style:text-properties style:font-name="Arial" fo:font-size="12pt" fo:font-weight="normal" officeooo:rsid="006c184e" officeooo:paragraph-rsid="0071bf10" fo:background-color="#fffff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break-before="page"/>
      <style:text-properties style:font-name="Arial" fo:font-size="12pt" fo:font-weight="normal" officeooo:rsid="006c94bd" officeooo:paragraph-rsid="0071bf10" fo:background-color="#fffff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 fo:break-before="page"/>
      <style:text-properties style:font-name="Arial" fo:font-size="16pt" fo:language="en" fo:country="US" fo:font-weight="bold" officeooo:rsid="0071bf10" officeooo:paragraph-rsid="0071bf10" style:font-size-asian="16pt" style:font-weight-asian="bold" style:font-size-complex="16pt" style:font-weight-complex="bold"/>
    </style:style>
    <style:style style:name="P103" style:family="paragraph" style:parent-style-name="Standard">
      <style:text-properties style:font-name="Arial" fo:font-weight="bold" officeooo:rsid="005cdba9" officeooo:paragraph-rsid="0071bf10" fo:background-color="#ffffff" style:font-weight-asian="bold" style:font-weight-complex="bold"/>
    </style:style>
    <style:style style:name="P104" style:family="paragraph" style:parent-style-name="Standard">
      <style:text-properties style:font-name="Arial" fo:font-weight="normal" officeooo:rsid="007361df" officeooo:paragraph-rsid="007361df" style:font-weight-asian="normal" style:font-weight-complex="normal"/>
    </style:style>
    <style:style style:name="P105" style:family="paragraph">
      <style:paragraph-properties fo:text-align="center"/>
      <style:text-properties fo:font-size="12pt"/>
    </style:style>
    <style:style style:name="P106" style:family="paragraph">
      <style:paragraph-properties fo:text-align="center" style:writing-mode="lr-tb"/>
      <style:text-properties fo:font-size="12pt"/>
    </style:style>
    <style:style style:name="P107" style:family="paragraph">
      <style:paragraph-properties fo:text-align="end" style:writing-mode="lr-tb"/>
      <style:text-properties fo:font-size="12pt"/>
    </style:style>
    <style:style style:name="P108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09" style:family="paragraph">
      <style:paragraph-properties fo:text-align="center" style:writing-mode="lr-tb"/>
      <style:text-properties fo:font-size="11pt" style:font-size-asian="11pt" style:font-size-complex="11pt"/>
    </style:style>
    <style:style style:name="P110" style:family="paragraph">
      <style:paragraph-properties fo:text-align="end" style:writing-mode="lr-tb"/>
      <style:text-properties fo:font-size="11pt" style:font-size-asian="11pt" style:font-size-complex="11pt"/>
    </style:style>
    <style:style style:name="P111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officeooo:rsid="00163bad"/>
    </style:style>
    <style:style style:name="T2" style:family="text">
      <style:text-properties officeooo:rsid="001a0b59"/>
    </style:style>
    <style:style style:name="T3" style:family="text">
      <style:text-properties officeooo:rsid="001a8741"/>
    </style:style>
    <style:style style:name="T4" style:family="text">
      <style:text-properties officeooo:rsid="002441e9"/>
    </style:style>
    <style:style style:name="T5" style:family="text">
      <style:text-properties officeooo:rsid="002728f4"/>
    </style:style>
    <style:style style:name="T6" style:family="text">
      <style:text-properties officeooo:rsid="0028b81d"/>
    </style:style>
    <style:style style:name="T7" style:family="text">
      <style:text-properties officeooo:rsid="0028ef25"/>
    </style:style>
    <style:style style:name="T8" style:family="text">
      <style:text-properties officeooo:rsid="002a401f"/>
    </style:style>
    <style:style style:name="T9" style:family="text">
      <style:text-properties officeooo:rsid="002e6bf8"/>
    </style:style>
    <style:style style:name="T10" style:family="text">
      <style:text-properties officeooo:rsid="0034a180"/>
    </style:style>
    <style:style style:name="T11" style:family="text">
      <style:text-properties officeooo:rsid="0036c4fd"/>
    </style:style>
    <style:style style:name="T12" style:family="text">
      <style:text-properties officeooo:rsid="0036dff2"/>
    </style:style>
    <style:style style:name="T13" style:family="text">
      <style:text-properties officeooo:rsid="00374a93"/>
    </style:style>
    <style:style style:name="T14" style:family="text">
      <style:text-properties officeooo:rsid="003a11a6"/>
    </style:style>
    <style:style style:name="T15" style:family="text">
      <style:text-properties officeooo:rsid="003b8896"/>
    </style:style>
    <style:style style:name="T16" style:family="text">
      <style:text-properties officeooo:rsid="00422929"/>
    </style:style>
    <style:style style:name="T17" style:family="text">
      <style:text-properties officeooo:rsid="0043c92a"/>
    </style:style>
    <style:style style:name="T18" style:family="text">
      <style:text-properties officeooo:rsid="004585c5"/>
    </style:style>
    <style:style style:name="T19" style:family="text">
      <style:text-properties officeooo:rsid="00474d9b"/>
    </style:style>
    <style:style style:name="T20" style:family="text">
      <style:text-properties officeooo:rsid="0049caab"/>
    </style:style>
    <style:style style:name="T21" style:family="text">
      <style:text-properties officeooo:rsid="004b5078"/>
    </style:style>
    <style:style style:name="T22" style:family="text">
      <style:text-properties officeooo:rsid="004d4b3a"/>
    </style:style>
    <style:style style:name="T23" style:family="text">
      <style:text-properties officeooo:rsid="00506aee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57b5ce" fo:background-color="#ffffff" loext:char-shading-value="0"/>
    </style:style>
    <style:style style:name="T26" style:family="text">
      <style:text-properties officeooo:rsid="005cdba9" fo:background-color="#ffffff" loext:char-shading-value="0"/>
    </style:style>
    <style:style style:name="T27" style:family="text">
      <style:text-properties officeooo:rsid="0055cee6"/>
    </style:style>
    <style:style style:name="T28" style:family="text">
      <style:text-properties officeooo:rsid="0057b5ce"/>
    </style:style>
    <style:style style:name="T29" style:family="text">
      <style:text-properties officeooo:rsid="00596f36"/>
    </style:style>
    <style:style style:name="T30" style:family="text">
      <style:text-properties officeooo:rsid="005acc0e"/>
    </style:style>
    <style:style style:name="T31" style:family="text">
      <style:text-properties officeooo:rsid="005c2302"/>
    </style:style>
    <style:style style:name="T32" style:family="text">
      <style:text-properties officeooo:rsid="005cdba9"/>
    </style:style>
    <style:style style:name="T33" style:family="text">
      <style:text-properties officeooo:rsid="005e9b0d"/>
    </style:style>
    <style:style style:name="T34" style:family="text">
      <style:text-properties officeooo:rsid="0060930b"/>
    </style:style>
    <style:style style:name="T35" style:family="text">
      <style:text-properties officeooo:rsid="006095f3"/>
    </style:style>
    <style:style style:name="T36" style:family="text">
      <style:text-properties officeooo:rsid="006104da"/>
    </style:style>
    <style:style style:name="T37" style:family="text">
      <style:text-properties officeooo:rsid="00632d9d"/>
    </style:style>
    <style:style style:name="T38" style:family="text">
      <style:text-properties officeooo:rsid="0064571f"/>
    </style:style>
    <style:style style:name="T39" style:family="text">
      <style:text-properties officeooo:rsid="00666f76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1a8741" fo:background-color="#ffff00" loext:char-shading-value="0"/>
    </style:style>
    <style:style style:name="T42" style:family="text">
      <style:text-properties officeooo:rsid="00596f36" fo:background-color="#ffff00" loext:char-shading-value="0"/>
    </style:style>
    <style:style style:name="T43" style:family="text">
      <style:text-properties officeooo:rsid="00666f76" fo:background-color="#ffff00" loext:char-shading-value="0"/>
    </style:style>
    <style:style style:name="T44" style:family="text">
      <style:text-properties officeooo:rsid="0069e412" fo:background-color="#ffff00" loext:char-shading-value="0"/>
    </style:style>
    <style:style style:name="T45" style:family="text">
      <style:text-properties officeooo:rsid="005acc0e" fo:background-color="#ffff00" loext:char-shading-value="0"/>
    </style:style>
    <style:style style:name="T46" style:family="text">
      <style:text-properties officeooo:rsid="005acc0e" fo:background-color="#ffff00" loext:char-shading-value="0"/>
    </style:style>
    <style:style style:name="T47" style:family="text">
      <style:text-properties fo:background-color="#ffd7d7" loext:char-shading-value="0"/>
    </style:style>
    <style:style style:name="T48" style:family="text">
      <style:text-properties officeooo:rsid="001a0b59" fo:background-color="#ffd7d7" loext:char-shading-value="0"/>
    </style:style>
    <style:style style:name="T49" style:family="text">
      <style:text-properties officeooo:rsid="0055cee6" fo:background-color="#ffd7d7" loext:char-shading-value="0"/>
    </style:style>
    <style:style style:name="T50" style:family="text">
      <style:text-properties officeooo:rsid="0069e412"/>
    </style:style>
    <style:style style:name="T51" style:family="text">
      <style:text-properties fo:background-color="#dee6ef" loext:char-shading-value="0"/>
    </style:style>
    <style:style style:name="T52" style:family="text">
      <style:text-properties officeooo:rsid="0036c4fd" fo:background-color="#dee6ef" loext:char-shading-value="0"/>
    </style:style>
    <style:style style:name="T53" style:family="text">
      <style:text-properties officeooo:rsid="002a401f" fo:background-color="#dee6ef" loext:char-shading-value="0"/>
    </style:style>
    <style:style style:name="T54" style:family="text">
      <style:text-properties officeooo:rsid="006e8f14"/>
    </style:style>
    <style:style style:name="T55" style:family="text">
      <style:text-properties officeooo:rsid="00703d2e"/>
    </style:style>
    <style:style style:name="T56" style:family="text">
      <style:text-properties style:font-name="Arial" fo:language="en" fo:country="US" officeooo:rsid="003a11a6"/>
    </style:style>
    <style:style style:name="T57" style:family="text">
      <style:text-properties style:font-name="Arial" fo:language="en" fo:country="US" officeooo:rsid="00703d2e"/>
    </style:style>
    <style:style style:name="T58" style:family="text">
      <style:text-properties officeooo:rsid="00715ca2"/>
    </style:style>
    <style:style style:name="T59" style:family="text">
      <style:text-properties officeooo:rsid="0071bf10"/>
    </style:style>
    <style:style style:name="T60" style:family="text">
      <style:text-properties fo:font-size="12pt" fo:font-weight="bold" style:font-size-asian="12pt" style:font-weight-asian="bold" style:font-size-complex="12pt" style:font-weight-complex="bold"/>
    </style:style>
    <style:style style:name="T61" style:family="text">
      <style:text-properties fo:font-size="12pt"/>
    </style:style>
    <style:style style:name="T62" style:family="text">
      <style:text-properties fo:font-size="10pt" fo:font-weight="normal" style:font-size-asian="10pt" style:font-weight-asian="normal" style:font-size-complex="10pt" style:font-weight-complex="normal"/>
    </style:style>
    <style:style style:name="T63" style:family="text">
      <style:text-properties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6pt" style:font-size-asian="6pt" style:font-size-complex="6pt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6pt" fo:font-weight="bold" style:font-size-asian="6pt" style:font-weight-asian="bold" style:font-size-complex="6pt" style:font-weight-complex="bold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6pt" fo:font-weight="normal" style:font-size-asian="6pt" style:font-weight-asian="normal" style:font-size-complex="6pt" style:font-weight-complex="normal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size="11pt" fo:font-weight="bold" style:font-size-asian="11pt" style:font-weight-asian="bold" style:font-size-complex="11pt" style:font-weight-complex="bold"/>
    </style:style>
    <style:style style:name="T71" style:family="text">
      <style:text-properties fo:font-size="11pt" style:font-size-asian="11pt" style:font-size-complex="11pt"/>
    </style:style>
    <style:style style:name="gr1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2cm" fo:min-width="3.42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117cm" fo:min-width="3.60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122cm" fo:min-width="3.59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12cm" fo:min-width="3.59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2.12cm" fo:min-width="3.60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2.117cm" fo:min-width="3.5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2.118cm" fo:min-width="4.92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2.12cm" fo:min-width="4.92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textarea-horizontal-align="center" draw:textarea-vertical-align="middle" style:run-through="foreground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1.667cm" fo:min-width="4.36cm" style:run-through="foreground"/>
      <style:paragraph-properties style:writing-mode="lr-tb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1.665cm" fo:min-width="4.36cm" style:run-through="foreground"/>
      <style:paragraph-properties style:writing-mode="lr-tb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1.663cm" fo:min-width="3.097cm" style:run-through="foreground"/>
      <style:paragraph-properties style:writing-mode="lr-tb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1.667cm" fo:min-width="3.189cm" style:run-through="foreground"/>
      <style:paragraph-properties style:writing-mode="lr-tb"/>
    </style:style>
    <style:style style:name="gr17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1.667cm" fo:min-width="3.184cm" style:run-through="foreground"/>
      <style:paragraph-properties style:writing-mode="lr-tb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1.663cm" fo:min-width="3.187cm" style:run-through="foreground"/>
      <style:paragraph-properties style:writing-mode="lr-tb"/>
    </style:style>
    <style:style style:name="gr20" style:family="graphic">
      <style:graphic-properties svg:stroke-color="#000000" draw:fill="solid" draw:fill-color="#ffffff" draw:textarea-horizontal-align="justify" draw:textarea-vertical-align="middle" draw:auto-grow-height="false" fo:min-height="1.665cm" fo:min-width="3.029cm" style:run-through="foreground"/>
      <style:paragraph-properties style:writing-mode="lr-tb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1.371cm" fo:min-width="3.739cm" style:run-through="foreground"/>
      <style:paragraph-properties style:writing-mode="lr-tb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1.369cm" fo:min-width="3.739cm" style:run-through="foreground"/>
      <style:paragraph-properties style:writing-mode="lr-tb"/>
    </style:style>
    <style:style style:name="gr23" style:family="graphic">
      <style:graphic-properties svg:stroke-color="#000000" draw:fill="solid" draw:fill-color="#ffffff" draw:textarea-horizontal-align="justify" draw:textarea-vertical-align="middle" draw:auto-grow-height="false" fo:min-height="1.372cm" fo:min-width="2.734cm" style:run-through="foreground"/>
      <style:paragraph-properties style:writing-mode="lr-tb"/>
    </style:style>
    <style:style style:name="gr24" style:family="graphic">
      <style:graphic-properties svg:stroke-color="#000000" draw:fill="solid" draw:fill-color="#ffffff" draw:textarea-horizontal-align="justify" draw:textarea-vertical-align="middle" draw:auto-grow-height="false" fo:min-height="1.372cm" fo:min-width="2.729cm" style:run-through="foreground"/>
      <style:paragraph-properties style:writing-mode="lr-tb"/>
    </style:style>
    <style:style style:name="gr25" style:family="graphic">
      <style:graphic-properties svg:stroke-color="#000000" draw:fill="solid" draw:fill-color="#ffffff" draw:textarea-horizontal-align="justify" draw:textarea-vertical-align="middle" draw:auto-grow-height="false" fo:min-height="1.369cm" fo:min-width="2.734cm" style:run-through="foreground"/>
      <style:paragraph-properties style:writing-mode="lr-tb"/>
    </style:style>
    <style:style style:name="gr26" style:family="graphic">
      <style:graphic-properties svg:stroke-color="#000000" draw:fill="solid" draw:fill-color="#ffffff" draw:textarea-horizontal-align="justify" draw:textarea-vertical-align="middle" draw:auto-grow-height="false" fo:min-height="1.371cm" fo:min-width="2.596cm" style:run-through="foreground"/>
      <style:paragraph-properties style:writing-mode="lr-tb"/>
    </style:style>
    <style:style style:name="gr27" style:family="graphic">
      <style:graphic-properties svg:stroke-color="#000000" draw:fill="solid" draw:fill-color="#ffffff" draw:textarea-horizontal-align="justify" draw:textarea-vertical-align="middle" draw:auto-grow-height="false" fo:min-height="1.258cm" fo:min-width="3.265cm" style:run-through="foreground"/>
      <style:paragraph-properties style:writing-mode="lr-tb"/>
    </style:style>
    <style:style style:name="gr28" style:family="graphic">
      <style:graphic-properties svg:stroke-color="#000000" draw:fill="solid" draw:fill-color="#ffffff" draw:textarea-horizontal-align="justify" draw:textarea-vertical-align="middle" draw:auto-grow-height="false" fo:min-height="1.256cm" fo:min-width="3.265cm" style:run-through="foreground"/>
      <style:paragraph-properties style:writing-mode="lr-tb"/>
    </style:style>
    <style:style style:name="gr29" style:family="graphic">
      <style:graphic-properties svg:stroke-color="#000000" draw:fill="solid" draw:fill-color="#ffffff" draw:textarea-horizontal-align="justify" draw:textarea-vertical-align="middle" draw:auto-grow-height="false" fo:min-height="1.256cm" fo:min-width="2.388cm" style:run-through="foreground"/>
      <style:paragraph-properties style:writing-mode="lr-tb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259cm" fo:min-width="2.385cm" style:run-through="foreground"/>
      <style:paragraph-properties style:writing-mode="lr-tb"/>
    </style:style>
    <style:style style:name="gr31" style:family="graphic">
      <style:graphic-properties svg:stroke-color="#000000" draw:fill="solid" draw:fill-color="#ffffff" draw:textarea-horizontal-align="justify" draw:textarea-vertical-align="middle" draw:auto-grow-height="false" fo:min-height="1.256cm" fo:min-width="2.387cm" style:run-through="foreground"/>
      <style:paragraph-properties style:writing-mode="lr-tb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1.704cm" fo:min-width="3.538cm" style:run-through="foreground"/>
      <style:paragraph-properties style:writing-mode="lr-tb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1.702cm" fo:min-width="3.538cm" style:run-through="foreground"/>
      <style:paragraph-properties style:writing-mode="lr-tb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1.704cm" fo:min-width="2.584cm" style:run-through="foreground"/>
      <style:paragraph-properties style:writing-mode="lr-tb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2.12cm" fo:min-width="4.928cm" style:run-through="foreground"/>
      <style:paragraph-properties style:writing-mode="lr-tb"/>
    </style:style>
    <style:style style:name="gr36" style:family="graphic">
      <style:graphic-properties svg:stroke-color="#000000" draw:fill="solid" draw:fill-color="#ffffff" draw:textarea-horizontal-align="justify" draw:textarea-vertical-align="middle" draw:auto-grow-height="false" fo:min-height="2.118cm" fo:min-width="4.928cm" style:run-through="foreground"/>
      <style:paragraph-properties style:writing-mode="lr-tb"/>
    </style:style>
    <style:style style:name="gr37" style:family="graphic">
      <style:graphic-properties svg:stroke-color="#000000" draw:fill="solid" draw:fill-color="#ffffff" draw:textarea-horizontal-align="justify" draw:textarea-vertical-align="middle" draw:auto-grow-height="false" fo:min-height="2.117cm" fo:min-width="3.501cm" style:run-through="foreground"/>
      <style:paragraph-properties style:writing-mode="lr-tb"/>
    </style:style>
    <style:style style:name="gr38" style:family="graphic">
      <style:graphic-properties svg:stroke-color="#000000" draw:fill="solid" draw:fill-color="#ffffff" draw:textarea-horizontal-align="justify" draw:textarea-vertical-align="middle" draw:auto-grow-height="false" fo:min-height="2.12cm" fo:min-width="3.604cm" style:run-through="foreground"/>
      <style:paragraph-properties style:writing-mode="lr-tb"/>
    </style:style>
    <style:style style:name="gr39" style:family="graphic">
      <style:graphic-properties svg:stroke-color="#000000" draw:fill="solid" draw:fill-color="#ffffff" draw:textarea-horizontal-align="justify" draw:textarea-vertical-align="middle" draw:auto-grow-height="false" fo:min-height="2.12cm" fo:min-width="3.598cm" style:run-through="foreground"/>
      <style:paragraph-properties style:writing-mode="lr-tb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2.122cm" fo:min-width="3.598cm" style:run-through="foreground"/>
      <style:paragraph-properties style:writing-mode="lr-tb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2.117cm" fo:min-width="3.604cm" style:run-through="foreground"/>
      <style:paragraph-properties style:writing-mode="lr-tb"/>
    </style:style>
    <style:style style:name="gr42" style:family="graphic">
      <style:graphic-properties svg:stroke-color="#000000" draw:fill="solid" draw:fill-color="#ffffff" draw:textarea-horizontal-align="justify" draw:textarea-vertical-align="middle" draw:auto-grow-height="false" fo:min-height="2.12cm" fo:min-width="3.422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">202</text:span><text:span text:style-name="T33">4</text:span><text:span text:style-name="T1"> </text:span><text:span text:style-name="T17">Spring</text:span><text:span text:style-name="T1"> <text:s/></text:span>CPSC 240 <text:s/><text:span text:style-name="T10">Assignment </text:span><text:span text:style-name="T33">3</text:span></text:p>
      <text:p text:style-name="P10">Arrays</text:p>
      <text:p text:style-name="P1"/>
      <text:p text:style-name="P1"/>
      <text:p text:style-name="P6">Goal<text:span text:style-name="T9">s</text:span></text:p>
      <text:p text:style-name="P1"/>
      <text:p text:style-name="P74">Make an assembly program that teaches all of the following:</text:p>
      <text:p text:style-name="P4"><text:span text:style-name="T9"><text:s text:c="4"/>=how</text:span> to <text:span text:style-name="T9">make an array</text:span></text:p>
      <text:p text:style-name="P74"><text:s text:c="4"/>=how to implement iteration</text:p>
      <text:p text:style-name="P74"><text:s text:c="4"/>=how to make professional looking programs</text:p>
      <text:p text:style-name="P4"><text:s text:c="4"/><text:span text:style-name="T9">=how to reject invalid inputs</text:span></text:p>
      <text:p text:style-name="P4"><text:s text:c="4"/><text:span text:style-name="T9">=</text:span><text:span text:style-name="T15">add assembly programmer to your list of qualifications in your resume.</text:span></text:p>
      <text:p text:style-name="P2"/>
      <text:p text:style-name="P2"/>
      <text:p text:style-name="P6">Programming requirements</text:p>
      <text:p text:style-name="P1"/>
      <text:p text:style-name="P1">Make a hybrid program that produces the following output. <text:s/>Additional details will be given later.</text:p>
      <text:p text:style-name="P1"/>
      <text:p text:style-name="P72"><draw:line text:anchor-type="paragraph" draw:z-index="0" draw:name="Vertical line 1_0" draw:style-name="gr1" draw:text-style-name="P105" svg:x1="14.351cm" svg:y1="11.426cm" svg:x2="14.351cm" svg:y2="12.23cm"><text:p/></draw:line>This style of programming is sometimes called hybrid programming because it uses functions taken directly from the libraries of C and C++. <text:s/>Sometime there is no known function in the C++ library of functions <text:span text:style-name="T5">that meets our needs, then</text:span> we create a brand new C++ function <text:span text:style-name="T5">and</text:span> use it when needed.</text:p>
      <text:p text:style-name="P1"><draw:g text:anchor-type="paragraph" draw:z-index="1" draw:name="Shape1" draw:style-name="gr11"><draw:custom-shape draw:name="Shape 1_0" draw:style-name="gr35" draw:text-style-name="P108" svg:width="4.929cm" svg:height="2.121cm" svg:x="6.392cm" svg:y="0.368cm"><text:p text:style-name="P106"><text:span text:style-name="T63">main</text:span></text:p><text:p text:style-name="P106"><text:span text:style-name="T61"/></text:p><text:p text:style-name="P107"><text:span text:style-name="T61">C <text:s text:c="3"/></text:span></text:p><draw:enhanced-geometry svg:viewBox="0 0 21600 21600" draw:type="rectangle" draw:enhanced-path="M 0 0 L 21600 0 21600 21600 0 21600 0 0 Z N"/></draw:custom-shape><draw:custom-shape draw:name="Shape 2_0" draw:style-name="gr36" draw:text-style-name="P108" svg:width="4.929cm" svg:height="2.119cm" svg:x="6.392cm" svg:y="3.388cm"><text:p text:style-name="P106"><text:span text:style-name="T63">manager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custom-shape draw:name="Shape 3_0" draw:style-name="gr37" draw:text-style-name="P108" svg:width="3.502cm" svg:height="2.117cm" svg:x="0.388cm" svg:y="7.214cm"><text:p text:style-name="P106"><text:span text:style-name="T60"/></text:p><text:p text:style-name="P106"><text:span text:style-name="T60">output_array</text:span></text:p><text:p text:style-name="P106"><text:span text:style-name="T61"/></text:p><text:p text:style-name="P107"><text:span text:style-name="T61">C <text:s text:c="3"/></text:span></text:p><draw:enhanced-geometry svg:viewBox="0 0 21600 21600" draw:type="rectangle" draw:enhanced-path="M 0 0 L 21600 0 21600 21600 0 21600 0 0 Z N"/></draw:custom-shape><draw:custom-shape draw:name="Shape 4_0" draw:style-name="gr38" draw:text-style-name="P108" svg:width="3.604cm" svg:height="2.121cm" svg:x="12.649cm" svg:y="7.253cm"><text:p text:style-name="P106"><text:span text:style-name="T60"/></text:p><text:p text:style-name="P106"><text:span text:style-name="T60">input_array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line draw:name="Shape 20_0" draw:style-name="gr12" draw:text-style-name="P105" svg:x1="8.829cm" svg:y1="2.487cm" svg:x2="8.855cm" svg:y2="3.387cm"><text:p/></draw:line><draw:line draw:name="Shape 21_0" draw:style-name="gr12" draw:text-style-name="P105" svg:x1="5.482cm" svg:y1="6.394cm" svg:x2="5.508cm" svg:y2="7.294cm"><text:p/></draw:line><draw:line draw:name="Shape 22_0" draw:style-name="gr17" draw:text-style-name="P105" svg:x1="14.129cm" svg:y1="6.35cm" svg:x2="14.155cm" svg:y2="7.25cm"><text:p/></draw:line><draw:line draw:name="Shape 23_0" draw:style-name="gr17" draw:text-style-name="P105" svg:x1="8.942cm" svg:y1="5.505cm" svg:x2="8.942cm" svg:y2="6.327cm"><text:p/></draw:line><draw:line draw:name="Shape 24_0" draw:style-name="gr17" draw:text-style-name="P105" svg:x1="2.14cm" svg:y1="6.327cm" svg:x2="14.133cm" svg:y2="6.352cm"><text:p/></draw:line><draw:custom-shape draw:name="Shape 25_0" draw:style-name="gr39" draw:text-style-name="P108" svg:width="3.599cm" svg:height="2.121cm" svg:x="8.567cm" svg:y="7.253cm"><text:p text:style-name="P106"><text:span text:style-name="T60"/></text:p><text:p text:style-name="P106"><text:span text:style-name="T60">compute_variance</text:span></text:p><text:p text:style-name="P106"><text:span text:style-name="T61"/></text:p><text:p text:style-name="P107"><text:span text:style-name="T61">C++ <text:s text:c="3"/></text:span></text:p><draw:enhanced-geometry svg:viewBox="0 0 21600 21600" draw:type="rectangle" draw:enhanced-path="M 0 0 L 21600 0 21600 21600 0 21600 0 0 Z N"/></draw:custom-shape><draw:custom-shape draw:name="Shape 26_0" draw:style-name="gr40" draw:text-style-name="P108" svg:width="3.599cm" svg:height="2.123cm" svg:x="13.693cm" svg:y="0.206cm"><text:p text:style-name="P106"><text:span text:style-name="T63">r.sh</text:span></text:p><text:p text:style-name="P106"><text:span text:style-name="T61"/></text:p><text:p text:style-name="P107"><text:span text:style-name="T61">Bash <text:s text:c="3"/></text:span></text:p><draw:enhanced-geometry svg:viewBox="0 0 21600 21600" draw:type="rectangle" draw:enhanced-path="M 0 0 L 21600 0 21600 21600 0 21600 0 0 Z N"/></draw:custom-shape><draw:custom-shape draw:name="Shape 27_0" draw:style-name="gr41" draw:text-style-name="P108" svg:width="3.604cm" svg:height="2.117cm" svg:x="12.649cm" svg:y="10.179cm"><text:p text:style-name="P106"><text:span text:style-name="T60"/></text:p><text:p text:style-name="P106"><text:span text:style-name="T60">isfloat</text:span></text:p><text:p text:style-name="P106"><text:span text:style-name="T62"/></text:p><text:p text:style-name="P107"><text:span text:style-name="T61">X86 <text:s/></text:span></text:p><draw:enhanced-geometry svg:viewBox="0 0 21600 21600" draw:type="rectangle" draw:enhanced-path="M 0 0 L 21600 0 21600 21600 0 21600 0 0 Z N"/></draw:custom-shape><draw:custom-shape draw:name="Shape 28_0" draw:style-name="gr42" draw:text-style-name="P108" svg:width="3.423cm" svg:height="2.121cm" svg:x="4.722cm" svg:y="7.327cm"><text:p text:style-name="P106"><text:span text:style-name="T60"/></text:p><text:p text:style-name="P106"><text:span text:style-name="T60">compute_mean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line draw:name="Shape 29_0" draw:style-name="gr12" draw:text-style-name="P105" svg:x1="2.14cm" svg:y1="6.316cm" svg:x2="2.166cm" svg:y2="7.216cm"><text:p/></draw:line><draw:line draw:name="Shape 30_0" draw:style-name="gr12" draw:text-style-name="P105" svg:x1="10.369cm" svg:y1="6.35cm" svg:x2="10.395cm" svg:y2="7.25cm"><text:p/></draw:line></draw:g></text:p>
      <text:p text:style-name="P1"/>
      <text:p text:style-name="P73"/>
      <text:p text:style-name="P73"/>
      <text:p text:style-name="P73"/>
      <text:p text:style-name="P1"/>
      <text:p text:style-name="P9"/>
      <text:p text:style-name="P94">Sample run <text:span text:style-name="T7">#1</text:span></text:p>
      <text:p text:style-name="P1"/>
      <text:p text:style-name="P77">Welcome to<text:span text:style-name="T3"> Arrays of </text:span><text:span text:style-name="T27">floating point numbers.</text:span></text:p>
      <text:p text:style-name="P77">Bought to you by <text:span text:style-name="T2">Jaime </text:span><text:span text:style-name="T27">Green</text:span></text:p>
      <text:p text:style-name="P6"/>
      <text:p text:style-name="P31">This program will <text:span text:style-name="T18">manage your arrays of 64-bit floats</text:span></text:p>
      <text:p text:style-name="P33"><text:span text:style-name="T18">For </text:span><text:span text:style-name="T27">the </text:span><text:span text:style-name="T18">array e</text:span>nter a sequence of <text:span text:style-name="T11">64-bit floats</text:span> separated by white space.</text:p>
      <text:p text:style-name="P33">After the last input press <text:span text:style-name="T3">enter followed by </text:span>Control+D: </text:p>
      <text:p text:style-name="P45"><text:s text:c="3"/>3.<text:span text:style-name="T11">2</text:span></text:p>
      <text:p text:style-name="P45"><text:s text:c="2"/>-12.<text:span text:style-name="T11">25</text:span></text:p>
      <text:p text:style-name="P45"><text:s text:c="3"/>9.<text:span text:style-name="T11">7745</text:span></text:p>
      <text:p text:style-name="P45"><text:s text:c="3"/>21.<text:span text:style-name="T11">6</text:span></text:p>
      <text:p text:style-name="P45"><text:s text:c="3"/>-4.<text:span text:style-name="T11">0003</text:span></text:p>
      <text:p text:style-name="P45"><text:s text:c="3"/>13.<text:span text:style-name="T11">1</text:span> <text:s/><text:span text:style-name="T8">&lt;enter&gt;</text:span> <text:s/>&lt;cntl+D&gt;</text:p>
      <text:p text:style-name="P13"/>
      <text:p text:style-name="P31">These number<text:span text:style-name="T39">s</text:span> were received and placed into <text:span text:style-name="T29">an </text:span>array</text:p>
      <text:p text:style-name="P43">3.<text:span text:style-name="T11">19999</text:span> <text:s text:c="2"/>-12.<text:span text:style-name="T11">25000</text:span> <text:s text:c="3"/>9.<text:span text:style-name="T11">77450</text:span> <text:s text:c="4"/><text:span text:style-name="T4">21.</text:span><text:span text:style-name="T11">60000</text:span> <text:s text:c="3"/>-4 .<text:span text:style-name="T11">00029</text:span> <text:s/>13.<text:span text:style-name="T11">099</text:span><text:span text:style-name="T20">9</text:span><text:span text:style-name="T11">2</text:span></text:p>
      <text:p text:style-name="P39">The <text:span text:style-name="T29">variance</text:span> of <text:span text:style-name="T29">the inputted numbers is </text:span>16.666666</text:p>
      <text:p text:style-name="P27"/>
      <text:p text:style-name="P49">Main received <text:span text:style-name="T19">1</text:span><text:span text:style-name="T29">6</text:span><text:span text:style-name="T19">.</text:span><text:span text:style-name="T29">6666666666</text:span><text:span text:style-name="T4">, and </text:span><text:span text:style-name="T12">will keep it for future use.</text:span></text:p>
      <text:p text:style-name="P50">Main will return 0 to the operating system. <text:s text:c="2"/>Bye.</text:p>
      <text:p text:style-name="P17">============================================================</text:p>
      <text:p text:style-name="P11"/>
      <text:p text:style-name="P15">Color codes:</text:p>
      <text:p text:style-name="P47">Blue background is produced by module <text:span text:style-name="T29">i</text:span>nput_<text:span text:style-name="T29">a</text:span>rray</text:p>
      <text:p text:style-name="P15"/>
      <text:p text:style-name="P36">Yellow background is produced by module <text:span text:style-name="T29">m</text:span>anager</text:p>
      <text:p text:style-name="P15"/>
      <text:p text:style-name="P41">Green background is produced by module <text:span text:style-name="T29">output</text:span>_<text:span text:style-name="T29">a</text:span>rray</text:p>
      <text:p text:style-name="P15"/>
      <text:p text:style-name="P52"><text:span text:style-name="T12">Pink</text:span> background is produced by module Main</text:p>
      <text:p text:style-name="P15"/>
      <text:p text:style-name="P23">The use of “double” implies a 64-bit IEEE number.</text:p>
      <text:p text:style-name="P16"/>
      <text:p text:style-name="P23">The function output_array may output numbers in horizontal rows or in a single vertical column. <text:s/>The programmer may choose.</text:p>
      <text:p text:style-name="P16"/>
      <text:p text:style-name="P22">The <text:span text:style-name="T30">function output_array outputs floats with 8 digits on the right side of the point including trailing zeros. </text:span></text:p>
      <text:p text:style-name="P22"/>
      <text:p text:style-name="P22">The driver outputs floats with 10 decimal places on the right of the decimal point. <text:span text:style-name="T21">Including trailing zeros.</text:span></text:p>
      <text:p text:style-name="P22"/>
      <text:p text:style-name="P22">The numbers <text:span text:style-name="T30">shown in this document may </text:span><text:span text:style-name="T46">not</text:span><text:span text:style-name="T30"> be mathematically correct. <text:s/>They are for layout purposes only.</text:span></text:p>
      <text:p text:style-name="P18"/>
      <text:p text:style-name="P17">Change Jaime’s name to be your own name.</text:p>
      <text:p text:style-name="P17"/>
      <text:p text:style-name="P24">The calling diagram specifies the programming language of each module.</text:p>
      <text:p text:style-name="P24"><text:soft-page-break/></text:p>
      <text:p text:style-name="P24">Generally we follow the <text:span text:style-name="T31">guiding principle that each module (source file) contains a single function. <text:s/>This is not a strict rule. <text:s/>If the principal function in a module needs to call another function which is used no-where else in the program then both function</text:span><text:span text:style-name="T36">s</text:span><text:span text:style-name="T31"> can be placed in the same file. <text:s text:c="2"/>[the words “module” and “source file” are used interchangeably in this discourse.]</text:span></text:p>
      <text:p text:style-name="P17"/>
      <text:p text:style-name="P19">Main is not part of the solution. <text:s/>Do not put any code in Main except <text:span text:style-name="T31">the display of messages.</text:span></text:p>
      <text:p text:style-name="P19"/>
      <text:p text:style-name="P25">The isfloat function of this program is the same isfloat of the previous assigned program. <text:s/><text:span text:style-name="T32">If isfloat is in a public library there is no need to submit its source file with this program. <text:s/>However, if isfloat has an open source license on it then you may use it and you must submit a copy of it along with your other source files.</text:span></text:p>
      <text:p text:style-name="P25"/>
      <text:p text:style-name="P26">If you modify an open source program with the intent to make it better, then you must add your name and profile information below the names of earlier programmer(s) of isfloat.</text:p>
      <text:p text:style-name="P25"/>
      <text:p text:style-name="P26">Educational requirement. <text:s/>This is a course in assembly programming. <text:s/>Don’t submit an isfloat in C or C++.</text:p>
      <text:p text:style-name="P19"/>
      <text:p text:style-name="P104">The function variance uses the formula for “variance of the sample”.</text:p>
      <text:p text:style-name="P20"/>
      <text:p text:style-name="P21"/>
      <text:p text:style-name="P95">Sample run <text:span text:style-name="T7">#2 </text:span><text:span text:style-name="T32">including invalid inputs</text:span></text:p>
      <text:p text:style-name="P3"/>
      <text:p text:style-name="P76">Welcome to<text:span text:style-name="T3"> Arrays of Integers</text:span></text:p>
      <text:p text:style-name="P76">Bought to you by <text:span text:style-name="T2">Jaime Ward</text:span></text:p>
      <text:p text:style-name="P7"/>
      <text:p text:style-name="P30">This program will <text:span text:style-name="T18">manage your arrays of 64-bit floats</text:span></text:p>
      <text:p text:style-name="P34"><text:span text:style-name="T18">For </text:span><text:span text:style-name="T36">the </text:span><text:span text:style-name="T18">array e</text:span>nter a sequence of <text:span text:style-name="T11">64-bit floats</text:span> separated by white space. <text:s/></text:p>
      <text:p text:style-name="P34">After the last input press <text:span text:style-name="T3">enter followed by </text:span>Control+D: </text:p>
      <text:p text:style-name="P45">3.<text:span text:style-name="T13">5</text:span> <text:s text:c="3"/></text:p>
      <text:p text:style-name="P45">-12.<text:span text:style-name="T13">7</text:span> <text:s text:c="2"/></text:p>
      <text:p text:style-name="P45">9.<text:span text:style-name="T13">2</text:span> <text:s text:c="2"/></text:p>
      <text:p text:style-name="P45">2<text:span text:style-name="T8">R7</text:span></text:p>
      <text:p text:style-name="P33"><text:span text:style-name="T8">The last input was invalid and not entered into the array.</text:span> <text:s text:c="2"/></text:p>
      <text:p text:style-name="P45">-4.<text:span text:style-name="T13">0</text:span> <text:s text:c="4"/></text:p>
      <text:p text:style-name="P45"><text:span text:style-name="T8">5.</text:span><text:span text:style-name="T13">6</text:span> <text:s text:c="2"/><text:span text:style-name="T8">&lt;enter&gt;</text:span>&lt;cntl+D&gt;</text:p>
      <text:p text:style-name="P12"/>
      <text:p text:style-name="P30">These number<text:span text:style-name="T39">s</text:span> were received and placed into array <text:span text:style-name="T18">A</text:span>:</text:p>
      <text:p text:style-name="P42">3..<text:span text:style-name="T21">50000</text:span> <text:s text:c="2"/>-12.<text:span text:style-name="T21">70009</text:span> <text:s text:c="3"/>9.<text:span text:style-name="T21">19992</text:span> <text:s text:c="4"/>-<text:span text:style-name="T21">4.00000</text:span> <text:s text:c="3"/><text:span text:style-name="T21">5.60006</text:span></text:p>
      <text:p text:style-name="P38"/>
      <text:p text:style-name="P48">Main received <text:span text:style-name="T22">22.3561287347</text:span><text:span text:style-name="T6">.</text:span><text:span text:style-name="T4">, and </text:span><text:span text:style-name="T12">will keep it for future use.</text:span></text:p>
      <text:p text:style-name="P48">Main will return 0 to the operating system. <text:s text:c="2"/>Bye.</text:p>
      <text:p text:style-name="P37"/>
      <text:p text:style-name="P37"/>
      <text:p text:style-name="P37"/>
      <text:p text:style-name="P79"/>
      <text:p text:style-name="P79"/>
      <text:p text:style-name="P89"/>
      <text:p text:style-name="P96">When you are done</text:p>
      <text:p text:style-name="P61"/>
      <text:p text:style-name="P60"/>
      <text:p text:style-name="P60">When your program works correctly. <text:s text:c="2"/>Then make it cosmetically correct. <text:s/>Use a <text:span text:style-name="T14">notice </text:span><text:span text:style-name="T28">of</text:span><text:span text:style-name="T14"> </text:span>software license. <text:s text:c="2"/>Remove any old comments remaining from the professor’s old program. <text:s/>Remove the professor’s name and put your own name in the proper places.</text:p>
      <text:p text:style-name="P60"/>
      <text:p text:style-name="P93"><text:span text:style-name="T56">Place descriptive comments before each block </text:span><text:span text:style-name="T57">within</text:span><text:span text:style-name="T56"> an asm module. <text:s/>The header comment </text:span><text:span text:style-name="T57">of a block tells the story of what the block does in terms of the application being developed. <text:s/>The application in the case of Programming Assignment #3 is to “Compute the variance of a set of data values”.</text:span></text:p>
      <text:p text:style-name="P63"/>
      <text:p text:style-name="P63">This comment gains a zero: <text:s/>“Input next number with scanf”.</text:p>
      <text:p text:style-name="P63"/>
      <text:p text:style-name="P63">This comment wins: <text:s/>‘<text:span text:style-name="T16">Obtain from user </text:span>the maximum salary for <text:span text:style-name="T33">the</text:span> given <text:span text:style-name="T15">pay grade”.</text:span></text:p>
      <text:p text:style-name="P57"/>
      <text:p text:style-name="P62">Send the program to me in an email message with <text:span text:style-name="T28">all the required attachments. <text:s/></text:span>In the subject line place the string “CPSC 240 Assignment <text:span text:style-name="T28">3</text:span> “<text:span text:style-name="T16">.</text:span></text:p>
      <text:p text:style-name="P57"/>
      <text:p text:style-name="P63">The word is “attachment”. <text:s text:c="2"/>A link is not an attachment.</text:p>
      <text:p text:style-name="P57"/>
      <text:p text:style-name="P57">Don’t email me broken code: <text:span text:style-name="T14">segfaults, missing modules, non-compiling modules, non-assembling modules, </text:span><text:span text:style-name="T55">missing bash files, </text:span><text:span text:style-name="T14">etc. <text:s text:c="2"/></text:span><text:span text:style-name="T23">These are </text:span><text:span text:style-name="T28">non-executing </text:span><text:span text:style-name="T23">programs.</text:span></text:p>
      <text:p text:style-name="P58"/>
      <text:p text:style-name="P71">Be sure to include a bash file. <text:s/>It is part of the program. <text:s/>Make sure that every line of the bash file terminates with a LF (line feed = ascii value 10). <text:s/>Text files made in windows do not generally have LF terminators.</text:p>
      <text:p text:style-name="P58"/>
      <text:p text:style-name="P58">Email: <text:s text:c="2"/>holliday@fullerton.edu</text:p>
      <text:p text:style-name="P58"/>
      <text:p text:style-name="P59"/>
      <text:p text:style-name="P64">Due date and time: <text:span text:style-name="T28">March</text:span><text:span text:style-name="T24"> </text:span><text:span text:style-name="T25">18</text:span><text:span text:style-name="T24">, 202</text:span><text:span text:style-name="T25">4</text:span><text:span text:style-name="T24"> at 2:00am. <text:s text:c="2"/></text:span><text:span text:style-name="T25">Be </text:span><text:span text:style-name="T26">aware</text:span><text:span text:style-name="T25">: that’s am not pm</text:span></text:p>
      <text:p text:style-name="P59"/>
      <text:p text:style-name="P68">Points: <text:s/><text:span text:style-name="T32">All assigned programs in the course are worth 20 points.</text:span></text:p>
      <text:p text:style-name="P68"/>
      <text:p text:style-name="P69">The midterm program is worth 100 points</text:p>
      <text:p text:style-name="P97">Testing your submitted program</text:p>
      <text:p text:style-name="P65"/>
      <text:p text:style-name="P65">There are two of us who grade programs. <text:s text:c="2"/>Generally, you will never know which one of us graded your program.</text:p>
      <text:p text:style-name="P65"/>
      <text:p text:style-name="P65">First the grader scans each source for quality level: professional, university, freshman, high school, and junk.</text:p>
      <text:p text:style-name="P65"/>
      <text:p text:style-name="P66">Next an attempt is made to execute the program. <text:s/>If the program fails to execute for any reason on the graders machine then grading is finished and a zero is <text:span text:style-name="T58">recorded as the score</text:span>.</text:p>
      <text:p text:style-name="P66"/>
      <text:p text:style-name="P65">First we make some test data sets. <text:s text:c="2"/>Those are sets of inputs with expected outputs. <text:s/>We do not use the data in the sample dialog<text:span text:style-name="T34">ue</text:span>s. <text:s text:c="2"/>We do use the form of the sample dialog<text:span text:style-name="T34">ues.</text:span></text:p>
      <text:p text:style-name="P65"/>
      <text:p text:style-name="P66">The input values from the test data set are entered carefully, and the program is allowed to run to completion. <text:s/>Then the programs outputs are compared with the expected outputs. <text:s/>If those two sets match then the program will probably receive the professional level score.</text:p>
      <text:p text:style-name="P66"/>
      <text:p text:style-name="P66">If there are computational errors then a score corresponding to a lower level of quality will be assigned.</text:p>
      <text:p text:style-name="P66"/>
      <text:p text:style-name="P66">The use of non-standard assembly or use of <text:span text:style-name="T35">instructions valid only in masm (Microsoft) </text:span>assembly raises a lot of suspicions. <text:s/><text:span text:style-name="T35">At this point the program becomes the target of deep scrutiny.</text:span></text:p>
      <text:p text:style-name="P66"/>
      <text:p text:style-name="P67">That is no<text:span text:style-name="T35">t</text:span> everything that is part of grading, but it is an overview of what happens.</text:p>
      <text:p text:style-name="P65"/>
      <text:p text:style-name="P65"/>
      <text:p text:style-name="P65"/>
      <text:p text:style-name="P65"/>
      <text:p text:style-name="P65"/>
      <text:p text:style-name="P65"/>
      <text:p text:style-name="P65">//<text:span text:style-name="T59">End of the Assignment 2 Requirements Document.</text:span></text:p>
      <text:p text:style-name="P102">Appendix: <text:s text:c="2"/>Incremental Construction of a Program</text:p>
      <text:p text:style-name="P70"/>
      <text:p text:style-name="P103"/>
      <text:p text:style-name="P53"/>
      <text:p text:style-name="P54">The proceeding pages of this document describe a complete program. <text:s/>The instructor of this course recommends incremental development as you advance toward completion of the entire program. <text:s/>Caveat: in software engineering classes <text:span text:style-name="T37">you will learn other strategies for building and developing software. <text:s/>In those classes use the techniques present</text:span><text:span text:style-name="T38">ed in class lectures. <text:s/>Here incremental development is recommended, but not required.</text:span></text:p>
      <text:p text:style-name="P53"/>
      <text:p text:style-name="P56">Phases of development of Assignment 3 program.</text:p>
      <text:p text:style-name="P56"/>
      <text:p text:style-name="P56">Phase 1</text:p>
      <text:p text:style-name="P56"><draw:g text:anchor-type="paragraph" draw:z-index="2" draw:name="Shape5" draw:style-name="gr11"><draw:custom-shape draw:name="Shape 1_1" draw:style-name="gr32" draw:text-style-name="P108" svg:width="3.539cm" svg:height="1.705cm" svg:x="0.372cm" svg:y="0.507cm"><text:p text:style-name="P106"><text:span text:style-name="T63">main</text:span></text:p><text:p text:style-name="P106"><text:span text:style-name="T61"/></text:p><text:p text:style-name="P107"><text:span text:style-name="T61">C <text:s text:c="3"/></text:span></text:p><draw:enhanced-geometry svg:viewBox="0 0 21600 21600" draw:type="rectangle" draw:enhanced-path="M 0 0 L 21600 0 21600 21600 0 21600 0 0 Z N"/></draw:custom-shape><draw:custom-shape draw:name="Shape 2_1" draw:style-name="gr33" draw:text-style-name="P108" svg:width="3.539cm" svg:height="1.703cm" svg:x="0.372cm" svg:y="2.932cm"><text:p text:style-name="P106"><text:span text:style-name="T63">manager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line draw:name="Shape 20_1" draw:style-name="gr12" draw:text-style-name="P105" svg:x1="2.122cm" svg:y1="2.21cm" svg:x2="2.141cm" svg:y2="2.933cm"><text:p/></draw:line><draw:custom-shape draw:name="Shape 26_1" draw:style-name="gr34" draw:text-style-name="P108" svg:width="2.585cm" svg:height="1.705cm" svg:x="5.614cm" svg:y="0.376cm"><text:p text:style-name="P106"><text:span text:style-name="T63">r.sh</text:span></text:p><text:p text:style-name="P106"><text:span text:style-name="T61"/></text:p><text:p text:style-name="P107"><text:span text:style-name="T61">Bash <text:s text:c="3"/></text:span></text:p><draw:enhanced-geometry svg:viewBox="0 0 21600 21600" draw:type="rectangle" draw:enhanced-path="M 0 0 L 21600 0 21600 21600 0 21600 0 0 Z N"/></draw:custom-shape></draw:g></text:p>
      <text:p text:style-name="P55"/>
      <text:p text:style-name="P53"/>
      <text:p text:style-name="P53"/>
      <text:p text:style-name="P53"/>
      <text:p text:style-name="P53"/>
      <text:p text:style-name="P80"/>
      <text:p text:style-name="P80"/>
      <text:p text:style-name="P80"/>
      <text:p text:style-name="P80"/>
      <text:p text:style-name="P80"/>
      <text:p text:style-name="P81">Phase 1 output</text:p>
      <text:p text:style-name="P78">Welcome to<text:span text:style-name="T3"> Arrays of </text:span><text:span text:style-name="T27">floating point numbers.</text:span></text:p>
      <text:p text:style-name="P5"><text:span text:style-name="T47">Bought to you by </text:span><text:span text:style-name="T48">Jaime </text:span><text:span text:style-name="T49">Green</text:span></text:p>
      <text:p text:style-name="P32">This program will <text:span text:style-name="T18">manage your arrays of 64-bit floats</text:span></text:p>
      <text:p text:style-name="P35"><text:span text:style-name="T18">For </text:span><text:span text:style-name="T27">the </text:span><text:span text:style-name="T18">array e</text:span>nter a sequence of <text:span text:style-name="T11">64-bit floats</text:span> separated by white space.</text:p>
      <text:p text:style-name="P14"><text:span text:style-name="T40">After the last input press </text:span><text:span text:style-name="T41">enter followed by </text:span><text:span text:style-name="T40">Control+D: </text:span></text:p>
      <text:p text:style-name="P32">These number<text:span text:style-name="T39">s </text:span>were received and placed into <text:span text:style-name="T29">an </text:span>array</text:p>
      <text:p text:style-name="P29"><text:span text:style-name="T40">The </text:span><text:span text:style-name="T42">variance</text:span><text:span text:style-name="T40"> of </text:span><text:span text:style-name="T42">the inputted numbers is </text:span><text:span text:style-name="T43">0.000000</text:span></text:p>
      <text:p text:style-name="P51">Main received <text:span text:style-name="T39">0.0000000</text:span><text:span text:style-name="T4">, and </text:span><text:span text:style-name="T12">will keep it for future use.</text:span></text:p>
      <text:p text:style-name="P90">Main will return 0 to the operating system. <text:s text:c="2"/>Bye.</text:p>
      <text:p text:style-name="P90"/>
      <text:p text:style-name="P90"/>
      <text:p text:style-name="P82">//<text:span text:style-name="T39">Make this partial program work correctly before moving on to the next phase.</text:span></text:p>
      <text:p text:style-name="P82"/>
      <text:p text:style-name="P82"/>
      <text:p text:style-name="P82"/>
      <text:p text:style-name="P82"/>
      <text:p text:style-name="P82"/>
      <text:p text:style-name="P98">Phase 2</text:p>
      <text:p text:style-name="P81"/>
      <text:p text:style-name="P81"><draw:g text:anchor-type="paragraph" draw:z-index="3" draw:name="Shape6" draw:style-name="gr11"><draw:custom-shape draw:name="Shape 1_2" draw:style-name="gr27" draw:text-style-name="P108" svg:width="3.266cm" svg:height="1.258cm" svg:x="4.51cm" svg:y="0.383cm"><text:p text:style-name="P106"><text:span text:style-name="T70">main</text:span></text:p><text:p text:style-name="P107"><text:span text:style-name="T65">C</text:span><text:span text:style-name="T61"> <text:s text:c="3"/></text:span></text:p><draw:enhanced-geometry svg:viewBox="0 0 21600 21600" draw:type="rectangle" draw:enhanced-path="M 0 0 L 21600 0 21600 21600 0 21600 0 0 Z N"/></draw:custom-shape><draw:custom-shape draw:name="Shape 2_2" draw:style-name="gr28" draw:text-style-name="P111" svg:width="3.266cm" svg:height="1.257cm" svg:x="4.51cm" svg:y="2.175cm"><text:p text:style-name="P109"><text:span text:style-name="T70">manager</text:span></text:p><text:p text:style-name="P110"><text:span text:style-name="T67">X86 </text:span><text:span text:style-name="T71"><text:s text:c="3"/></text:span></text:p><draw:enhanced-geometry svg:viewBox="0 0 21600 21600" draw:type="rectangle" draw:enhanced-path="M 0 0 L 21600 0 21600 21600 0 21600 0 0 Z N"/></draw:custom-shape><draw:custom-shape draw:name="Shape 4_1" draw:style-name="gr29" draw:text-style-name="P108" svg:width="2.389cm" svg:height="1.257cm" svg:x="0.557cm" svg:y="4.406cm"><text:p text:style-name="P106"><text:span text:style-name="T66"/></text:p><text:p text:style-name="P106"><text:span text:style-name="T70">input_array</text:span></text:p><text:p text:style-name="P107"><text:span text:style-name="T69">X86 </text:span><text:span text:style-name="T61"><text:s text:c="3"/></text:span></text:p><draw:enhanced-geometry svg:viewBox="0 0 21600 21600" draw:type="rectangle" draw:enhanced-path="M 0 0 L 21600 0 21600 21600 0 21600 0 0 Z N"/></draw:custom-shape><draw:line draw:name="Shape 20_2" draw:style-name="gr12" draw:text-style-name="P105" svg:x1="6.125cm" svg:y1="1.642cm" svg:x2="6.142cm" svg:y2="2.176cm"><text:p/></draw:line><draw:line draw:name="Shape 23_1" draw:style-name="gr17" draw:text-style-name="P105" svg:x1="6.2cm" svg:y1="3.432cm" svg:x2="6.2cm" svg:y2="3.92cm"><text:p/></draw:line><draw:line draw:name="Shape 24_1" draw:style-name="gr17" draw:text-style-name="P105" svg:x1="1.694cm" svg:y1="3.921cm" svg:x2="9.64cm" svg:y2="3.936cm"><text:p/></draw:line><draw:custom-shape draw:name="Shape 26_2" draw:style-name="gr30" draw:text-style-name="P111" svg:width="2.386cm" svg:height="1.26cm" svg:x="9.346cm" svg:y="0.286cm"><text:p text:style-name="P109"><text:span text:style-name="T70">r.sh</text:span></text:p><text:p text:style-name="P109"><text:span text:style-name="T64"/></text:p><text:p text:style-name="P110"><text:span text:style-name="T65">Bash</text:span><text:span text:style-name="T71"> <text:s text:c="3"/></text:span></text:p><draw:enhanced-geometry svg:viewBox="0 0 21600 21600" draw:type="rectangle" draw:enhanced-path="M 0 0 L 21600 0 21600 21600 0 21600 0 0 Z N"/></draw:custom-shape><draw:custom-shape draw:name="Shape 27_1" draw:style-name="gr31" draw:text-style-name="P108" svg:width="2.387cm" svg:height="1.257cm" svg:x="0.68cm" svg:y="6.174cm"><text:p text:style-name="P106"><text:span text:style-name="T66"/></text:p><text:p text:style-name="P106"><text:span text:style-name="T70">isfloat</text:span></text:p><text:p text:style-name="P107"><text:span text:style-name="T69">X86</text:span><text:span text:style-name="T61"> <text:s/></text:span></text:p><draw:enhanced-geometry svg:viewBox="0 0 21600 21600" draw:type="rectangle" draw:enhanced-path="M 0 0 L 21600 0 21600 21600 0 21600 0 0 Z N"/></draw:custom-shape><draw:line draw:name="Shape 29_1" draw:style-name="gr12" draw:text-style-name="P105" svg:x1="1.694cm" svg:y1="3.914cm" svg:x2="1.711cm" svg:y2="4.448cm"><text:p/></draw:line><draw:line draw:name="Shape 22_1" draw:style-name="gr17" draw:text-style-name="P105" svg:x1="1.785cm" svg:y1="5.664cm" svg:x2="1.802cm" svg:y2="6.198cm"><text:p/></draw:line></draw:g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Make these modules work correctly before moving to the next phase.</text:p>
      <text:p text:style-name="P83"/>
      <text:p text:style-name="P78">Welcome to<text:span text:style-name="T3"> Arrays of </text:span><text:span text:style-name="T27">floating point numbers.</text:span></text:p>
      <text:p text:style-name="P78">Bought to you by <text:span text:style-name="T2">Jaime </text:span><text:span text:style-name="T27">Green</text:span></text:p>
      <text:p text:style-name="P8"/>
      <text:p text:style-name="P32">This program will <text:span text:style-name="T18">manage your arrays of 64-bit floats</text:span></text:p>
      <text:p text:style-name="P35"><text:span text:style-name="T18">For </text:span><text:span text:style-name="T27">the </text:span><text:span text:style-name="T18">array e</text:span>nter a sequence of <text:span text:style-name="T11">64-bit floats</text:span> separated by white space.</text:p>
      <text:p text:style-name="P35">After the last input press <text:span text:style-name="T3">enter followed by </text:span>Control+D: </text:p>
      <text:p text:style-name="P46"><text:s text:c="3"/>3.<text:span text:style-name="T11">2</text:span></text:p>
      <text:p text:style-name="P46"><text:s text:c="2"/>-12.<text:span text:style-name="T11">25</text:span></text:p>
      <text:p text:style-name="P46"><text:s text:c="3"/>9.<text:span text:style-name="T11">7745</text:span></text:p>
      <text:p text:style-name="P46"><text:s text:c="3"/>21.<text:span text:style-name="T11">6</text:span></text:p>
      <text:p text:style-name="P46"><text:s text:c="3"/>-4.<text:span text:style-name="T11">0003</text:span></text:p>
      <text:p text:style-name="P14"><text:span text:style-name="T51">13.</text:span><text:span text:style-name="T52">1</text:span><text:span text:style-name="T51"> <text:s/></text:span><text:span text:style-name="T53">&lt;enter&gt;</text:span><text:span text:style-name="T51"> <text:s/>&lt;cntl+D&gt;</text:span></text:p>
      <text:p text:style-name="P32">These number<text:span text:style-name="T39">s</text:span> were received and placed into <text:span text:style-name="T29">an </text:span>array</text:p>
      <text:p text:style-name="P29"><text:span text:style-name="T40">The </text:span><text:span text:style-name="T42">variance</text:span><text:span text:style-name="T40"> of </text:span><text:span text:style-name="T42">the inputted numbers is </text:span><text:span text:style-name="T44">0.000000</text:span></text:p>
      <text:p text:style-name="P51">Main received <text:span text:style-name="T50">0.0000000000</text:span><text:span text:style-name="T4">, and </text:span><text:span text:style-name="T12">will keep it for future use.</text:span></text:p>
      <text:p text:style-name="P90">Main will return 0 to the operating system. <text:s text:c="2"/>Bye.</text:p>
      <text:p text:style-name="P90"/>
      <text:p text:style-name="P90"/>
      <text:p text:style-name="P84">Make sure this stage of program development runs perfectly before moving on.</text:p>
      <text:p text:style-name="P84"/>
      <text:p text:style-name="P84"/>
      <text:p text:style-name="P84"/>
      <text:p text:style-name="P99">Phase 3</text:p>
      <text:p text:style-name="P84"><draw:g text:anchor-type="paragraph" draw:z-index="4" draw:name="Shape7" draw:style-name="gr11"><draw:custom-shape draw:name="Shape 1_3" draw:style-name="gr21" draw:text-style-name="P108" svg:width="3.74cm" svg:height="1.371cm" svg:x="4.838cm" svg:y="0.111cm"><text:p text:style-name="P106"><text:span text:style-name="T63">main</text:span></text:p><text:p text:style-name="P106"><text:span text:style-name="T61"/></text:p><text:p text:style-name="P107"><text:span text:style-name="T61">C <text:s text:c="3"/></text:span></text:p><draw:enhanced-geometry svg:viewBox="0 0 21600 21600" draw:type="rectangle" draw:enhanced-path="M 0 0 L 21600 0 21600 21600 0 21600 0 0 Z N"/></draw:custom-shape><draw:custom-shape draw:name="Shape 2_3" draw:style-name="gr22" draw:text-style-name="P108" svg:width="3.74cm" svg:height="1.37cm" svg:x="4.838cm" svg:y="2.063cm"><text:p text:style-name="P106"><text:span text:style-name="T63">manager</text:span></text:p><text:p text:style-name="P106"><text:span text:style-name="T64"/></text:p><text:p text:style-name="P107"><text:span text:style-name="T65">X86 <text:s text:c="3"/></text:span></text:p><draw:enhanced-geometry svg:viewBox="0 0 21600 21600" draw:type="rectangle" draw:enhanced-path="M 0 0 L 21600 0 21600 21600 0 21600 0 0 Z N"/></draw:custom-shape><draw:custom-shape draw:name="Shape 4_2" draw:style-name="gr23" draw:text-style-name="P108" svg:width="2.735cm" svg:height="1.373cm" svg:x="0.372cm" svg:y="4.526cm"><text:p text:style-name="P106"><text:span text:style-name="T66"/></text:p><text:p text:style-name="P106"><text:span text:style-name="T60">input_array</text:span></text:p><text:p text:style-name="P106"><text:span text:style-name="T64"/></text:p><text:p text:style-name="P107"><text:span text:style-name="T64">X86 <text:s text:c="3"/></text:span></text:p><draw:enhanced-geometry svg:viewBox="0 0 21600 21600" draw:type="rectangle" draw:enhanced-path="M 0 0 L 21600 0 21600 21600 0 21600 0 0 Z N"/></draw:custom-shape><draw:line draw:name="Shape 20_3" draw:style-name="gr12" draw:text-style-name="P105" svg:x1="6.687cm" svg:y1="1.48cm" svg:x2="6.707cm" svg:y2="2.062cm"><text:p/></draw:line><draw:line draw:name="Shape 21_1" draw:style-name="gr12" draw:text-style-name="P105" svg:x1="4.831cm" svg:y1="3.98cm" svg:x2="4.851cm" svg:y2="4.562cm"><text:p/></draw:line><draw:line draw:name="Shape 23_2" draw:style-name="gr17" draw:text-style-name="P105" svg:x1="6.773cm" svg:y1="3.43cm" svg:x2="6.773cm" svg:y2="3.961cm"><text:p/></draw:line><draw:line draw:name="Shape 24_2" draw:style-name="gr17" draw:text-style-name="P105" svg:x1="1.613cm" svg:y1="3.964cm" svg:x2="10.712cm" svg:y2="3.98cm"><text:p/></draw:line><draw:custom-shape draw:name="Shape 26_3" draw:style-name="gr24" draw:text-style-name="P108" svg:width="2.73cm" svg:height="1.373cm" svg:x="10.379cm" svg:y="0.005cm"><text:p text:style-name="P106"><text:span text:style-name="T63">r.sh</text:span></text:p><text:p text:style-name="P107"><text:span text:style-name="T67">Bash <text:s text:c="3"/></text:span></text:p><draw:enhanced-geometry svg:viewBox="0 0 21600 21600" draw:type="rectangle" draw:enhanced-path="M 0 0 L 21600 0 21600 21600 0 21600 0 0 Z N"/></draw:custom-shape><draw:custom-shape draw:name="Shape 27_2" draw:style-name="gr25" draw:text-style-name="P108" svg:width="2.735cm" svg:height="1.37cm" svg:x="0.372cm" svg:y="6.47cm"><text:p text:style-name="P106"><text:span text:style-name="T66"/></text:p><text:p text:style-name="P106"><text:span text:style-name="T60">isfloat</text:span></text:p><text:p text:style-name="P106"><text:span text:style-name="T68"/></text:p><text:p text:style-name="P107"><text:span text:style-name="T69">X86 <text:s/></text:span></text:p><draw:enhanced-geometry svg:viewBox="0 0 21600 21600" draw:type="rectangle" draw:enhanced-path="M 0 0 L 21600 0 21600 21600 0 21600 0 0 Z N"/></draw:custom-shape><draw:custom-shape draw:name="Shape 28_1" draw:style-name="gr26" draw:text-style-name="P108" svg:width="2.597cm" svg:height="1.371cm" svg:x="3.572cm" svg:y="4.609cm"><text:p text:style-name="P106"><text:span text:style-name="T66"/></text:p><text:p text:style-name="P106"><text:span text:style-name="T60">compute_mean</text:span></text:p><text:p text:style-name="P106"><text:span text:style-name="T64"/></text:p><text:p text:style-name="P106"><text:span text:style-name="T65"><text:s text:c="29"/></text:span><text:span text:style-name="T65">X86 <text:s text:c="3"/></text:span></text:p><draw:enhanced-geometry svg:viewBox="0 0 21600 21600" draw:type="rectangle" draw:enhanced-path="M 0 0 L 21600 0 21600 21600 0 21600 0 0 Z N"/></draw:custom-shape><draw:line draw:name="Shape 29_2" draw:style-name="gr12" draw:text-style-name="P105" svg:x1="1.613cm" svg:y1="3.956cm" svg:x2="1.633cm" svg:y2="4.538cm"><text:p/></draw:line><draw:line draw:name="Shape 21_2" draw:style-name="gr12" draw:text-style-name="P105" svg:x1="1.78cm" svg:y1="5.898cm" svg:x2="1.8cm" svg:y2="6.48cm"><text:p/></draw:line></draw:g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Output</text:p>
      <text:p text:style-name="P85"/>
      <text:p text:style-name="P78">Welcome to<text:span text:style-name="T3"> Arrays of </text:span><text:span text:style-name="T27">floating point numbers.</text:span></text:p>
      <text:p text:style-name="P5"><text:span text:style-name="T47">Bought to you by </text:span><text:span text:style-name="T48">Jaime </text:span><text:span text:style-name="T49">Green</text:span></text:p>
      <text:p text:style-name="P32">This program will <text:span text:style-name="T18">manage your arrays of 64-bit floats</text:span></text:p>
      <text:p text:style-name="P35"><text:span text:style-name="T18">For </text:span><text:span text:style-name="T27">the </text:span><text:span text:style-name="T18">array e</text:span>nter a sequence of <text:span text:style-name="T11">64-bit floats</text:span> separated by white space.</text:p>
      <text:p text:style-name="P35">After the last input press <text:span text:style-name="T3">enter followed by </text:span>Control+D: </text:p>
      <text:p text:style-name="P46"><text:s text:c="3"/>3.<text:span text:style-name="T11">2</text:span></text:p>
      <text:p text:style-name="P46"><text:s text:c="2"/>-12.<text:span text:style-name="T11">25</text:span></text:p>
      <text:p text:style-name="P46"><text:s text:c="3"/>9.<text:span text:style-name="T11">7745</text:span></text:p>
      <text:p text:style-name="P46"><text:s text:c="3"/>21.<text:span text:style-name="T11">6</text:span></text:p>
      <text:p text:style-name="P46"><text:s text:c="3"/>-4.<text:span text:style-name="T11">0003</text:span></text:p>
      <text:p text:style-name="P14"><text:span text:style-name="T51"><text:s text:c="3"/>13.</text:span><text:span text:style-name="T52">1</text:span><text:span text:style-name="T51"> <text:s/></text:span><text:span text:style-name="T53">&lt;enter&gt;</text:span><text:span text:style-name="T51"> <text:s/>&lt;cntl+D&gt;</text:span></text:p>
      <text:p text:style-name="P32">These number<text:span text:style-name="T39">s</text:span> were received and placed into <text:span text:style-name="T29">an </text:span>array</text:p>
      <text:p text:style-name="P40">The mean of the numbers in the array is 22.657444</text:p>
      <text:p text:style-name="P29"><text:span text:style-name="T40">The </text:span><text:span text:style-name="T42">variance</text:span><text:span text:style-name="T40"> of </text:span><text:span text:style-name="T42">the inputted numbers is </text:span><text:span text:style-name="T40">16.666666</text:span></text:p>
      <text:p text:style-name="P51">Main received <text:span text:style-name="T19">1</text:span><text:span text:style-name="T29">6</text:span><text:span text:style-name="T19">.</text:span><text:span text:style-name="T29">6666666666</text:span><text:span text:style-name="T4">, and </text:span><text:span text:style-name="T12">will keep it for future use.</text:span></text:p>
      <text:p text:style-name="P90">Main will return 0 to the operating system. <text:s text:c="2"/>Bye.</text:p>
      <text:p text:style-name="P90"/>
      <text:p text:style-name="P86"/>
      <text:p text:style-name="P86"/>
      <text:p text:style-name="P86">Make sure Phase 3 runs perfectly before going to the next phase</text:p>
      <text:p text:style-name="P100">Phase 4</text:p>
      <text:p text:style-name="P86"><draw:g text:anchor-type="paragraph" draw:z-index="5" draw:name="Shape8" draw:style-name="gr11"><draw:line draw:name="Shape 29_4" draw:style-name="gr12" draw:text-style-name="P105" svg:x1="3.034cm" svg:y1="5.255cm" svg:x2="3.057cm" svg:y2="5.962cm"><text:p/></draw:line><draw:custom-shape draw:name="Shape 1_4" draw:style-name="gr13" draw:text-style-name="P108" svg:width="4.361cm" svg:height="1.668cm" svg:x="6.798cm" svg:y="0.582cm"><text:p text:style-name="P106"><text:span text:style-name="T63">m</text:span><text:span text:style-name="T63">a</text:span><text:span text:style-name="T63">i</text:span><text:span text:style-name="T63">n</text:span></text:p><text:p text:style-name="P106"><text:span text:style-name="T61"/></text:p><text:p text:style-name="P107"><text:span text:style-name="T61">C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mirror-horizontal="false" draw:mirror-vertical="false" draw:type="rectangle" draw:enhanced-path="M 0 0 L 21600 0 21600 21600 0 21600 0 0 Z N"/></draw:custom-shape><draw:custom-shape draw:name="Shape 2_4" draw:style-name="gr14" draw:text-style-name="P108" svg:width="4.361cm" svg:height="1.666cm" svg:x="6.798cm" svg:y="2.954cm"><text:p text:style-name="P106"><text:span text:style-name="T63">m</text:span><text:span text:style-name="T63">a</text:span><text:span text:style-name="T63">n</text:span><text:span text:style-name="T63">a</text:span><text:span text:style-name="T63">g</text:span><text:span text:style-name="T63">e</text:span><text:span text:style-name="T63">r</text:span></text:p><text:p text:style-name="P106"><text:span text:style-name="T61"/></text:p><text:p text:style-name="P107"><text:span text:style-name="T61">X</text:span><text:span text:style-name="T61">8</text:span><text:span text:style-name="T61">6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mirror-horizontal="false" draw:mirror-vertical="false" draw:type="rectangle" draw:enhanced-path="M 0 0 L 21600 0 21600 21600 0 21600 0 0 Z N"/></draw:custom-shape><draw:custom-shape draw:name="Shape 3_1" draw:style-name="gr15" draw:text-style-name="P108" svg:width="3.098cm" svg:height="1.664cm" svg:x="9.188cm" svg:y="5.96cm"><text:p text:style-name="P106"><text:span text:style-name="T60"/></text:p><text:p text:style-name="P106"><text:span text:style-name="T60">o</text:span><text:span text:style-name="T60">u</text:span><text:span text:style-name="T60">t</text:span><text:span text:style-name="T60">p</text:span><text:span text:style-name="T60">u</text:span><text:span text:style-name="T60">t</text:span><text:span text:style-name="T60">_</text:span><text:span text:style-name="T60">a</text:span><text:span text:style-name="T60">r</text:span><text:span text:style-name="T60">r</text:span><text:span text:style-name="T60">a</text:span><text:span text:style-name="T60">y</text:span></text:p><text:p text:style-name="P106"><text:span text:style-name="T61"/></text:p><text:p text:style-name="P107"><text:span text:style-name="T61">C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mirror-horizontal="false" draw:mirror-vertical="false" draw:type="rectangle" draw:enhanced-path="M 0 0 L 21600 0 21600 21600 0 21600 0 0 Z N"/></draw:custom-shape><draw:custom-shape draw:name="Shape 4_3" draw:style-name="gr16" draw:text-style-name="P108" svg:width="3.19cm" svg:height="1.668cm" svg:x="1.589cm" svg:y="6.011cm"><text:p text:style-name="P106"><text:span text:style-name="T60"/></text:p><text:p text:style-name="P106"><text:span text:style-name="T60">input_array</text:span></text:p><text:p text:style-name="P106"><text:span text:style-name="T61"/></text:p><text:p text:style-name="P107"><text:span text:style-name="T61">X86 <text:s text:c="3"/></text:span></text:p><draw:enhanced-geometry svg:viewBox="0 0 21600 21600" draw:mirror-horizontal="false" draw:mirror-vertical="false" draw:type="rectangle" draw:enhanced-path="M 0 0 L 21600 0 21600 21600 0 21600 0 0 Z N"/></draw:custom-shape><draw:line draw:name="Shape 20_4" draw:style-name="gr12" draw:text-style-name="P105" svg:x1="8.951cm" svg:y1="2.248cm" svg:x2="8.974cm" svg:y2="2.955cm"><text:p/></draw:line><draw:line draw:name="Shape 21_3" draw:style-name="gr12" draw:text-style-name="P105" svg:x1="6.648cm" svg:y1="5.285cm" svg:x2="6.671cm" svg:y2="5.992cm"><text:p/></draw:line><draw:line draw:name="Shape 22_2" draw:style-name="gr17" draw:text-style-name="P105" svg:x1="10.647cm" svg:y1="5.265cm" svg:x2="10.67cm" svg:y2="5.972cm"><text:p/></draw:line><draw:line draw:name="Shape 23_3" draw:style-name="gr17" draw:text-style-name="P105" svg:x1="9.054cm" svg:y1="4.62cm" svg:x2="9.054cm" svg:y2="5.266cm"><text:p/></draw:line><draw:line draw:name="Shape 24_3" draw:style-name="gr17" draw:text-style-name="P105" svg:x1="3.034cm" svg:y1="5.265cm" svg:x2="13.645cm" svg:y2="5.285cm"><text:p/></draw:line><draw:custom-shape draw:name="Shape 26_4" draw:style-name="gr18" draw:text-style-name="P108" svg:width="3.185cm" svg:height="1.668cm" svg:x="13.257cm" svg:y="0.455cm"><text:p text:style-name="P106"><text:span text:style-name="T63">r</text:span><text:span text:style-name="T63">.</text:span><text:span text:style-name="T63">s</text:span><text:span text:style-name="T63">h</text:span></text:p><text:p text:style-name="P106"><text:span text:style-name="T61"/></text:p><text:p text:style-name="P107"><text:span text:style-name="T61">B</text:span><text:span text:style-name="T61">a</text:span><text:span text:style-name="T61">s</text:span><text:span text:style-name="T61">h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mirror-horizontal="false" draw:mirror-vertical="false" draw:type="rectangle" draw:enhanced-path="M 0 0 L 21600 0 21600 21600 0 21600 0 0 Z N"/></draw:custom-shape><draw:custom-shape draw:name="Shape 27_3" draw:style-name="gr19" draw:text-style-name="P108" svg:width="3.188cm" svg:height="1.664cm" svg:x="1.66cm" svg:y="8.373cm"><text:p text:style-name="P106"><text:span text:style-name="T60"/></text:p><text:p text:style-name="P106"><text:span text:style-name="T60">isfloat</text:span></text:p><text:p text:style-name="P106"><text:span text:style-name="T62"/></text:p><text:p text:style-name="P107"><text:span text:style-name="T61">X86 <text:s/></text:span></text:p><draw:enhanced-geometry svg:viewBox="0 0 21600 21600" draw:mirror-horizontal="false" draw:mirror-vertical="false" draw:type="rectangle" draw:enhanced-path="M 0 0 L 21600 0 21600 21600 0 21600 0 0 Z N"/></draw:custom-shape><draw:custom-shape draw:name="Shape 28_2" draw:style-name="gr20" draw:text-style-name="P108" svg:width="3.029cm" svg:height="1.666cm" svg:x="5.32cm" svg:y="6.05cm"><text:p text:style-name="P106"><text:span text:style-name="T60"/></text:p><text:p text:style-name="P106"><text:span text:style-name="T60">compute_mean</text:span></text:p><text:p text:style-name="P106"><text:span text:style-name="T61"/></text:p><text:p text:style-name="P107"><text:span text:style-name="T61">X86 <text:s text:c="3"/></text:span></text:p><draw:enhanced-geometry svg:viewBox="0 0 21600 21600" draw:mirror-horizontal="false" draw:mirror-vertical="false" draw:type="rectangle" draw:enhanced-path="M 0 0 L 21600 0 21600 21600 0 21600 0 0 Z N"/></draw:custom-shape><draw:line draw:name="Shape 29_5" draw:style-name="gr12" draw:text-style-name="P105" svg:x1="3.13cm" svg:y1="7.678cm" svg:x2="3.153cm" svg:y2="8.385cm"><text:p/></draw:line></draw:g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Output</text:p>
      <text:p text:style-name="P87"/>
      <text:p text:style-name="P78">Welcome to<text:span text:style-name="T3"> Arrays of </text:span><text:span text:style-name="T27">floating point numbers.</text:span></text:p>
      <text:p text:style-name="P78">Bought to you by <text:span text:style-name="T2">Jaime </text:span><text:span text:style-name="T27">Green</text:span></text:p>
      <text:p text:style-name="P8"/>
      <text:p text:style-name="P32">This program will <text:span text:style-name="T18">manage your arrays of 64-bit floats</text:span></text:p>
      <text:p text:style-name="P35"><text:span text:style-name="T18">For </text:span><text:span text:style-name="T27">the </text:span><text:span text:style-name="T18">array e</text:span>nter a sequence of <text:span text:style-name="T11">64-bit floats</text:span> separated by white space.</text:p>
      <text:p text:style-name="P35">After the last input press <text:span text:style-name="T3">enter followed by </text:span>Control+D: </text:p>
      <text:p text:style-name="P46"><text:s text:c="3"/>3.<text:span text:style-name="T11">2</text:span></text:p>
      <text:p text:style-name="P46"><text:s text:c="2"/>-12.<text:span text:style-name="T11">25</text:span></text:p>
      <text:p text:style-name="P46"><text:s text:c="3"/>9.<text:span text:style-name="T11">7745</text:span></text:p>
      <text:p text:style-name="P46"><text:s text:c="3"/>21.<text:span text:style-name="T11">6</text:span></text:p>
      <text:p text:style-name="P46"><text:s text:c="3"/>-4.<text:span text:style-name="T11">0003</text:span></text:p>
      <text:p text:style-name="P46"><text:s text:c="3"/>13.<text:span text:style-name="T11">1</text:span> <text:s/><text:span text:style-name="T8">&lt;enter&gt;</text:span> <text:s/>&lt;cntl+D&gt;</text:p>
      <text:p text:style-name="P14"/>
      <text:p text:style-name="P32">These number<text:span text:style-name="T39">s</text:span> were received and placed into <text:span text:style-name="T29">an </text:span>array</text:p>
      <text:p text:style-name="P44">3.<text:span text:style-name="T11">19999</text:span> <text:s text:c="2"/>-12.<text:span text:style-name="T11">25000</text:span> <text:s text:c="3"/>9.<text:span text:style-name="T11">77450</text:span> <text:s text:c="4"/><text:span text:style-name="T4">21.</text:span><text:span text:style-name="T11">60000</text:span> <text:s text:c="3"/>-4 .<text:span text:style-name="T11">00029</text:span> <text:s/>13.<text:span text:style-name="T11">099</text:span><text:span text:style-name="T20">9</text:span><text:span text:style-name="T11">2</text:span></text:p>
      <text:p text:style-name="P40">The mean of the numbers in the array is 22.657444</text:p>
      <text:p text:style-name="P28"/>
      <text:p text:style-name="P51">Main received <text:span text:style-name="T19">1</text:span><text:span text:style-name="T29">6</text:span><text:span text:style-name="T19">.</text:span><text:span text:style-name="T29">6666666666</text:span><text:span text:style-name="T4">, and </text:span><text:span text:style-name="T12">will keep it for future use.</text:span></text:p>
      <text:p text:style-name="P90">Main will return 0 to the operating system. <text:s text:c="2"/>Bye.</text:p>
      <text:p text:style-name="P90"/>
      <text:p text:style-name="P90"/>
      <text:p text:style-name="P87">Be sure that the program performs perfectly before going to the next phase.</text:p>
      <text:p text:style-name="P101">Phase 5 (Final phase) <text:s/>Add the variance function</text:p>
      <text:p text:style-name="P87"/>
      <text:p text:style-name="P87"><draw:custom-shape text:anchor-type="paragraph" draw:z-index="6" draw:name="Shape 1_6" draw:style-name="gr10" draw:text-style-name="P108" svg:width="4.929cm" svg:height="2.121cm" svg:x="6.392cm" svg:y="0.369cm"><text:p text:style-name="P106"><text:span text:style-name="T63">m</text:span><text:span text:style-name="T63">a</text:span><text:span text:style-name="T63">i</text:span><text:span text:style-name="T63">n</text:span></text:p><text:p text:style-name="P106"><text:span text:style-name="T61"/></text:p><text:p text:style-name="P107"><text:span text:style-name="T61">C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type="rectangle" draw:enhanced-path="M 0 0 L 21600 0 21600 21600 0 21600 0 0 Z N"/></draw:custom-shape><draw:custom-shape text:anchor-type="paragraph" draw:z-index="7" draw:name="Shape 2_6" draw:style-name="gr9" draw:text-style-name="P108" svg:width="4.929cm" svg:height="2.119cm" svg:x="6.392cm" svg:y="3.388cm"><text:p text:style-name="P106"><text:span text:style-name="T63">m</text:span><text:span text:style-name="T63">a</text:span><text:span text:style-name="T63">n</text:span><text:span text:style-name="T63">a</text:span><text:span text:style-name="T63">g</text:span><text:span text:style-name="T63">e</text:span><text:span text:style-name="T63">r</text:span></text:p><text:p text:style-name="P106"><text:span text:style-name="T61"/></text:p><text:p text:style-name="P107"><text:span text:style-name="T61">X</text:span><text:span text:style-name="T61">8</text:span><text:span text:style-name="T61">6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type="rectangle" draw:enhanced-path="M 0 0 L 21600 0 21600 21600 0 21600 0 0 Z N"/></draw:custom-shape><draw:custom-shape text:anchor-type="paragraph" draw:z-index="8" draw:name="Shape 3_3" draw:style-name="gr8" draw:text-style-name="P108" svg:width="3.502cm" svg:height="2.117cm" svg:x="0.388cm" svg:y="7.214cm"><text:p text:style-name="P106"><text:span text:style-name="T60"/></text:p><text:p text:style-name="P106"><text:span text:style-name="T60">o</text:span><text:span text:style-name="T60">u</text:span><text:span text:style-name="T60">t</text:span><text:span text:style-name="T60">p</text:span><text:span text:style-name="T60">u</text:span><text:span text:style-name="T60">t</text:span><text:span text:style-name="T60">_</text:span><text:span text:style-name="T60">a</text:span><text:span text:style-name="T60">r</text:span><text:span text:style-name="T60">r</text:span><text:span text:style-name="T60">a</text:span><text:span text:style-name="T60">y</text:span></text:p><text:p text:style-name="P106"><text:span text:style-name="T61"/></text:p><text:p text:style-name="P107"><text:span text:style-name="T61">C</text:span><text:span text:style-name="T61"> </text:span><text:span text:style-name="T61"><text:s/></text:span><text:span text:style-name="T61"><text:s/></text:span><text:span text:style-name="T61"><text:s/></text:span></text:p><draw:enhanced-geometry svg:viewBox="0 0 21600 21600" draw:type="rectangle" draw:enhanced-path="M 0 0 L 21600 0 21600 21600 0 21600 0 0 Z N"/></draw:custom-shape><draw:custom-shape text:anchor-type="paragraph" draw:z-index="9" draw:name="Shape 4_5" draw:style-name="gr7" draw:text-style-name="P108" svg:width="3.604cm" svg:height="2.121cm" svg:x="12.649cm" svg:y="7.253cm"><text:p text:style-name="P106"><text:span text:style-name="T60"/></text:p><text:p text:style-name="P106"><text:span text:style-name="T60">input_array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line text:anchor-type="paragraph" draw:z-index="10" draw:name="Shape 20_6" draw:style-name="gr1" draw:text-style-name="P105" svg:x1="8.829cm" svg:y1="2.488cm" svg:x2="8.855cm" svg:y2="3.388cm"><text:p/></draw:line><draw:line text:anchor-type="paragraph" draw:z-index="11" draw:name="Shape 21_4" draw:style-name="gr1" draw:text-style-name="P105" svg:x1="5.482cm" svg:y1="6.396cm" svg:x2="5.508cm" svg:y2="7.296cm"><text:p/></draw:line><draw:line text:anchor-type="paragraph" draw:z-index="12" draw:name="Shape 22_3" draw:style-name="gr6" draw:text-style-name="P105" svg:x1="14.131cm" svg:y1="6.352cm" svg:x2="14.157cm" svg:y2="7.252cm"><text:p/></draw:line><draw:line text:anchor-type="paragraph" draw:z-index="13" draw:name="Shape 23_5" draw:style-name="gr6" draw:text-style-name="P105" svg:x1="8.942cm" svg:y1="5.507cm" svg:x2="8.942cm" svg:y2="6.329cm"><text:p/></draw:line><draw:line text:anchor-type="paragraph" draw:z-index="14" draw:name="Shape 24_5" draw:style-name="gr6" draw:text-style-name="P105" svg:x1="2.14cm" svg:y1="6.329cm" svg:x2="14.133cm" svg:y2="6.354cm"><text:p/></draw:line><draw:custom-shape text:anchor-type="paragraph" draw:z-index="15" draw:name="Shape 25_2" draw:style-name="gr5" draw:text-style-name="P108" svg:width="3.599cm" svg:height="2.121cm" svg:x="8.567cm" svg:y="7.253cm"><text:p text:style-name="P106"><text:span text:style-name="T60"/></text:p><text:p text:style-name="P106"><text:span text:style-name="T60">compute_variance</text:span></text:p><text:p text:style-name="P106"><text:span text:style-name="T61"/></text:p><text:p text:style-name="P107"><text:span text:style-name="T61">C++ <text:s text:c="3"/></text:span></text:p><draw:enhanced-geometry svg:viewBox="0 0 21600 21600" draw:type="rectangle" draw:enhanced-path="M 0 0 L 21600 0 21600 21600 0 21600 0 0 Z N"/></draw:custom-shape><draw:custom-shape text:anchor-type="paragraph" draw:z-index="16" draw:name="Shape 26_6" draw:style-name="gr4" draw:text-style-name="P108" svg:width="3.599cm" svg:height="2.123cm" svg:x="13.693cm" svg:y="0.206cm"><text:p text:style-name="P106"><text:span text:style-name="T63">r.sh</text:span></text:p><text:p text:style-name="P106"><text:span text:style-name="T61"/></text:p><text:p text:style-name="P107"><text:span text:style-name="T61">Bash <text:s text:c="3"/></text:span></text:p><draw:enhanced-geometry svg:viewBox="0 0 21600 21600" draw:type="rectangle" draw:enhanced-path="M 0 0 L 21600 0 21600 21600 0 21600 0 0 Z N"/></draw:custom-shape><draw:custom-shape text:anchor-type="paragraph" draw:z-index="17" draw:name="Shape 27_5" draw:style-name="gr3" draw:text-style-name="P108" svg:width="3.604cm" svg:height="2.117cm" svg:x="12.649cm" svg:y="10.179cm"><text:p text:style-name="P106"><text:span text:style-name="T60"/></text:p><text:p text:style-name="P106"><text:span text:style-name="T60">isfloat</text:span></text:p><text:p text:style-name="P106"><text:span text:style-name="T62"/></text:p><text:p text:style-name="P107"><text:span text:style-name="T61">X86 <text:s/></text:span></text:p><draw:enhanced-geometry svg:viewBox="0 0 21600 21600" draw:type="rectangle" draw:enhanced-path="M 0 0 L 21600 0 21600 21600 0 21600 0 0 Z N"/></draw:custom-shape><draw:custom-shape text:anchor-type="paragraph" draw:z-index="18" draw:name="Shape 28_4" draw:style-name="gr2" draw:text-style-name="P108" svg:width="3.423cm" svg:height="2.121cm" svg:x="4.722cm" svg:y="7.327cm"><text:p text:style-name="P106"><text:span text:style-name="T60"/></text:p><text:p text:style-name="P106"><text:span text:style-name="T60">compute_mean</text:span></text:p><text:p text:style-name="P106"><text:span text:style-name="T61"/></text:p><text:p text:style-name="P107"><text:span text:style-name="T61">X86 <text:s text:c="3"/></text:span></text:p><draw:enhanced-geometry svg:viewBox="0 0 21600 21600" draw:type="rectangle" draw:enhanced-path="M 0 0 L 21600 0 21600 21600 0 21600 0 0 Z N"/></draw:custom-shape><draw:line text:anchor-type="paragraph" draw:z-index="19" draw:name="Shape 29_3" draw:style-name="gr1" draw:text-style-name="P105" svg:x1="2.14cm" svg:y1="6.316cm" svg:x2="2.166cm" svg:y2="7.216cm"><text:p/></draw:line><draw:line text:anchor-type="paragraph" draw:z-index="20" draw:name="Shape 30_2" draw:style-name="gr1" draw:text-style-name="P105" svg:x1="10.369cm" svg:y1="6.353cm" svg:x2="10.395cm" svg:y2="7.253cm"><text:p/></draw:lin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line text:anchor-type="paragraph" draw:z-index="21" draw:name="Shape 20_5" draw:style-name="gr1" draw:text-style-name="P105" svg:x1="14.478cm" svg:y1="0.124cm" svg:x2="14.497cm" svg:y2="0.847cm"><text:p/></draw:line></text:p>
      <text:p text:style-name="P87"/>
      <text:p text:style-name="P87"/>
      <text:p text:style-name="P87"/>
      <text:p text:style-name="P87"/>
      <text:p text:style-name="P87"/>
      <text:p text:style-name="P87"/>
      <text:p text:style-name="P88">This concludes the final stage of development. <text:s/>Make sure the program runs correctly with both valid and <text:span text:style-name="T54">and invalid inputs</text:span></text:p>
      <text:p text:style-name="P88"/>
      <text:p text:style-name="P88"/>
      <text:p text:style-name="P91">There is a serious benefit derived from incremental program development in this class. <text:s/>That benefit is that the developer may halt development at any of the phases <text:span text:style-name="T55">and have at hand a partially working program worth substantial partial credit. <text:s/>That is a very good outcome.</text:span></text:p>
      <text:p text:style-name="P91"/>
      <text:p text:style-name="P91"/>
      <text:p text:style-name="P91"/>
      <text:p text:style-name="P91"/>
      <text:p text:style-name="P92">End of Appendi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7:22:29.432433546</meta:creation-date>
    <dc:date>2024-03-11T13:27:02.715020261</dc:date>
    <meta:editing-duration>PT3H46M50S</meta:editing-duration>
    <meta:editing-cycles>52</meta:editing-cycles>
    <meta:generator>LibreOffice/6.4.7.2$Linux_X86_64 LibreOffice_project/40$Build-2</meta:generator>
    <meta:document-statistic meta:table-count="0" meta:image-count="0" meta:object-count="0" meta:page-count="11" meta:paragraph-count="163" meta:word-count="1712" meta:character-count="10332" meta:non-whitespace-character-count="8552"/>
  </office:meta>
</office:document-meta>
</file>